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21CDB2A865F08CB5E9F.jpg" manifest:media-type="image/jpeg"/>
  <manifest:file-entry manifest:full-path="Pictures/10000001000001E2000001EA7C921006BDCA2FE2.png" manifest:media-type="image/png"/>
  <manifest:file-entry manifest:full-path="Pictures/10000001000003DA0000017696B39812AD6F2E6C.png" manifest:media-type="image/png"/>
  <manifest:file-entry manifest:full-path="Pictures/10000001000003AC000001998F24A4C7D89B34C4.png" manifest:media-type="image/png"/>
  <manifest:file-entry manifest:full-path="Pictures/10000000000009340000019656263430C0C7E662.png" manifest:media-type="image/png"/>
  <manifest:file-entry manifest:full-path="Pictures/100000010000055000000300A919BDE2AE71C670.png" manifest:media-type="image/png"/>
  <manifest:file-entry manifest:full-path="Pictures/1000000100000159000000D5D32898C5F98A5CCF.png" manifest:media-type="image/png"/>
  <manifest:file-entry manifest:full-path="Pictures/1000000100000550000002F6F866AB3128ACEC35.png" manifest:media-type="image/png"/>
  <manifest:file-entry manifest:full-path="Pictures/1000000100000158000000F818926F9383E45537.png" manifest:media-type="image/png"/>
  <manifest:file-entry manifest:full-path="Pictures/10000001000003B5000002BEF9108B8C76DC915E.png" manifest:media-type="image/png"/>
  <manifest:file-entry manifest:full-path="Pictures/10000000000001080000015CF4095D55E58EAF86.png" manifest:media-type="image/png"/>
  <manifest:file-entry manifest:full-path="Pictures/10000001000002080000017F9A15685D8A3EFF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83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6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2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2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27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30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1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32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44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48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50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1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2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153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154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155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156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157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158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159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160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161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62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163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65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82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83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93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97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201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02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03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04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font-name="Comic Sans MS" fo:font-weight="normal" officeooo:paragraph-rsid="0104b1b3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208" style:family="paragraph" style:parent-style-name="Standard">
      <style:text-properties officeooo:paragraph-rsid="0062ad02"/>
    </style:style>
    <style:style style:name="P209" style:family="paragraph" style:parent-style-name="Standard">
      <style:text-properties officeooo:paragraph-rsid="006e4937"/>
    </style:style>
    <style:style style:name="P210" style:family="paragraph" style:parent-style-name="Standard">
      <style:paragraph-properties fo:break-before="page"/>
      <style:text-properties officeooo:paragraph-rsid="006e4937"/>
    </style:style>
    <style:style style:name="P211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212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13" style:family="paragraph" style:parent-style-name="Heading">
      <style:text-properties fo:color="#ce181e" loext:opacity="100%"/>
    </style:style>
    <style:style style:name="P214" style:family="paragraph" style:parent-style-name="Standard">
      <style:paragraph-properties fo:text-align="start" style:justify-single-word="false"/>
      <style:text-properties officeooo:paragraph-rsid="00bdf086"/>
    </style:style>
    <style:style style:name="P215" style:family="paragraph" style:parent-style-name="Standard">
      <style:paragraph-properties fo:text-align="start" style:justify-single-word="false"/>
      <style:text-properties officeooo:paragraph-rsid="00f36a38"/>
    </style:style>
    <style:style style:name="P216" style:family="paragraph" style:parent-style-name="Standard">
      <style:paragraph-properties fo:text-align="start" style:justify-single-word="false"/>
      <style:text-properties officeooo:paragraph-rsid="00f8693e"/>
    </style:style>
    <style:style style:name="P217" style:family="paragraph" style:parent-style-name="Standard">
      <style:paragraph-properties fo:text-align="start" style:justify-single-word="false"/>
      <style:text-properties officeooo:paragraph-rsid="01101bb2"/>
    </style:style>
    <style:style style:name="P218" style:family="paragraph" style:parent-style-name="Standard">
      <style:paragraph-properties fo:text-align="start" style:justify-single-word="false"/>
      <style:text-properties officeooo:paragraph-rsid="011a3f70"/>
    </style:style>
    <style:style style:name="P219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20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21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22" style:family="paragraph" style:parent-style-name="Standard">
      <style:text-properties officeooo:paragraph-rsid="00b7aac7"/>
    </style:style>
    <style:style style:name="P223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26" style:family="paragraph" style:parent-style-name="Standard">
      <style:text-properties fo:font-size="14pt" fo:language="pt" fo:country="BR" officeooo:paragraph-rsid="011cafbd"/>
    </style:style>
    <style:style style:name="P227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28" style:family="paragraph" style:parent-style-name="Heading_20_1">
      <style:paragraph-properties fo:text-align="center" style:justify-single-word="false"/>
    </style:style>
    <style:style style:name="P229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30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3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3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3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34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35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36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37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38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39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40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41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42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43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44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45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46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247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248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249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250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51" style:family="paragraph" style:parent-style-name="Standard" style:list-style-name="L6">
      <style:text-properties officeooo:paragraph-rsid="0062ad02"/>
    </style:style>
    <style:style style:name="P252" style:family="paragraph" style:parent-style-name="Standard" style:list-style-name="L6">
      <style:text-properties officeooo:rsid="0062ad02" officeooo:paragraph-rsid="0062ad02"/>
    </style:style>
    <style:style style:name="P253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4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55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6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57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58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59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60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61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62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63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64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65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66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67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68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69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70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71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72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73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74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75" style:family="paragraph" style:parent-style-name="Standard" style:list-style-name="L24"/>
    <style:style style:name="P276" style:family="paragraph" style:parent-style-name="Standard" style:list-style-name="L24">
      <style:text-properties officeooo:paragraph-rsid="011db50f"/>
    </style:style>
    <style:style style:name="P277" style:family="paragraph" style:parent-style-name="Standard" style:list-style-name="L24">
      <style:text-properties officeooo:paragraph-rsid="011cafbd"/>
    </style:style>
    <style:style style:name="P278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79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80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81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82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officeooo:rsid="000851d5"/>
    </style:style>
    <style:style style:name="T97" style:family="text">
      <style:text-properties fo:font-variant="normal" fo:text-transform="none" fo:letter-spacing="normal" officeooo:rsid="00307bf2"/>
    </style:style>
    <style:style style:name="T98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9" style:family="text">
      <style:text-properties fo:font-variant="normal" fo:text-transform="none" fo:letter-spacing="normal" officeooo:rsid="002eb90a"/>
    </style:style>
    <style:style style:name="T100" style:family="text">
      <style:text-properties fo:font-variant="normal" fo:text-transform="none" fo:letter-spacing="normal" officeooo:rsid="00314fe3"/>
    </style:style>
    <style:style style:name="T101" style:family="text">
      <style:text-properties fo:font-variant="normal" fo:text-transform="none" fo:letter-spacing="normal" officeooo:rsid="00292e7b"/>
    </style:style>
    <style:style style:name="T102" style:family="text">
      <style:text-properties fo:font-variant="normal" fo:text-transform="none" fo:letter-spacing="normal" officeooo:rsid="002ad477"/>
    </style:style>
    <style:style style:name="T103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5" style:family="text">
      <style:text-properties fo:font-variant="normal" fo:text-transform="none" fo:letter-spacing="normal" officeooo:rsid="002cccd2"/>
    </style:style>
    <style:style style:name="T106" style:family="text">
      <style:text-properties fo:font-variant="normal" fo:text-transform="none" fo:letter-spacing="normal" officeooo:rsid="003c7f59"/>
    </style:style>
    <style:style style:name="T107" style:family="text">
      <style:text-properties fo:font-variant="normal" fo:text-transform="none" fo:letter-spacing="normal" officeooo:rsid="00559d4c"/>
    </style:style>
    <style:style style:name="T108" style:family="text">
      <style:text-properties fo:font-variant="normal" fo:text-transform="none" fo:letter-spacing="normal" officeooo:rsid="0063f431"/>
    </style:style>
    <style:style style:name="T109" style:family="text">
      <style:text-properties fo:font-variant="normal" fo:text-transform="none" fo:letter-spacing="normal" officeooo:rsid="00659eda"/>
    </style:style>
    <style:style style:name="T110" style:family="text">
      <style:text-properties fo:font-variant="normal" fo:text-transform="none" fo:letter-spacing="normal" officeooo:rsid="006990bd"/>
    </style:style>
    <style:style style:name="T111" style:family="text">
      <style:text-properties fo:font-variant="normal" fo:text-transform="none" fo:letter-spacing="normal" officeooo:rsid="0097382f"/>
    </style:style>
    <style:style style:name="T112" style:family="text">
      <style:text-properties fo:font-variant="normal" fo:text-transform="none" fo:letter-spacing="normal" officeooo:rsid="00fa684f"/>
    </style:style>
    <style:style style:name="T113" style:family="text">
      <style:text-properties fo:font-variant="normal" fo:text-transform="none" fo:letter-spacing="normal" officeooo:rsid="00facb1b"/>
    </style:style>
    <style:style style:name="T114" style:family="text">
      <style:text-properties fo:font-variant="normal" fo:text-transform="none" fo:letter-spacing="normal" officeooo:rsid="010bf75e"/>
    </style:style>
    <style:style style:name="T115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6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17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29191f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5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5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5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5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0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16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6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6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6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6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6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8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8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9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9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9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9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9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9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98" style:family="text">
      <style:text-properties fo:font-variant="normal" fo:text-transform="none"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99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00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01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202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203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204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05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206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207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18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20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2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2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2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2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25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26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2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2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2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3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3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3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3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3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3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3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3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3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4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4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42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43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44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45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46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47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48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49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50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51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52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53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54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55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56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57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58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59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60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61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262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263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64" style:family="text">
      <style:text-properties fo:font-variant="normal" fo:text-transform="none" fo:color="#ff0000" loext:opacity="100%" fo:letter-spacing="normal" fo:font-style="normal"/>
    </style:style>
    <style:style style:name="T265" style:family="text">
      <style:text-properties fo:font-variant="normal" fo:text-transform="none" fo:color="#ff0000" loext:opacity="100%" fo:letter-spacing="normal" fo:font-style="normal" officeooo:rsid="0035fe64"/>
    </style:style>
    <style:style style:name="T266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267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68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69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70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71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72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73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74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75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76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77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27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7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81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8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8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289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90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91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9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9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9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9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9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9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99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0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0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02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03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04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05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06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07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08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09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10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11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12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13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15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16" style:family="text">
      <style:text-properties fo:font-variant="normal" fo:text-transform="none" fo:color="#2a6099" loext:opacity="100%" fo:letter-spacing="normal" fo:font-style="normal"/>
    </style:style>
    <style:style style:name="T317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318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319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320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321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322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323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24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25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2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7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8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9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3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3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3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34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3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3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3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3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4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4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42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43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44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345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346" style:family="text">
      <style:text-properties fo:font-variant="normal" fo:text-transform="none" style:font-name="Consolas" fo:letter-spacing="normal" fo:font-style="normal"/>
    </style:style>
    <style:style style:name="T347" style:family="text">
      <style:text-properties fo:font-variant="normal" fo:text-transform="none" style:font-name="Consolas" fo:letter-spacing="normal" fo:font-style="normal" officeooo:rsid="0104b1b3"/>
    </style:style>
    <style:style style:name="T348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49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50" style:family="text">
      <style:text-properties fo:font-variant="normal" fo:text-transform="none" style:font-name="Mono" fo:letter-spacing="normal" fo:font-style="normal"/>
    </style:style>
    <style:style style:name="T351" style:family="text">
      <style:text-properties fo:font-variant="normal" fo:text-transform="none" style:font-name="Mono" fo:letter-spacing="normal" fo:font-style="normal" officeooo:rsid="0104b1b3"/>
    </style:style>
    <style:style style:name="T352" style:family="text">
      <style:text-properties fo:font-variant="normal" fo:text-transform="none" style:font-name="Mono" fo:letter-spacing="normal" fo:font-style="italic"/>
    </style:style>
    <style:style style:name="T353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354" style:family="text">
      <style:text-properties officeooo:rsid="0007fd68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officeooo:rsid="0067c867" style:font-weight-asian="bold" style:font-weight-complex="bold"/>
    </style:style>
    <style:style style:name="T357" style:family="text">
      <style:text-properties fo:font-weight="bold" officeooo:rsid="006990bd" style:font-weight-asian="bold" style:font-weight-complex="bold"/>
    </style:style>
    <style:style style:name="T358" style:family="text">
      <style:text-properties fo:font-weight="bold" officeooo:rsid="006c0aa3" style:font-weight-asian="bold" style:font-weight-complex="bold"/>
    </style:style>
    <style:style style:name="T359" style:family="text">
      <style:text-properties fo:font-weight="bold" officeooo:rsid="006ce97f" style:font-weight-asian="bold" style:font-weight-complex="bold"/>
    </style:style>
    <style:style style:name="T360" style:family="text">
      <style:text-properties fo:font-weight="bold" officeooo:rsid="0074b463" style:font-weight-asian="bold" style:font-weight-complex="bold"/>
    </style:style>
    <style:style style:name="T361" style:family="text">
      <style:text-properties fo:font-weight="bold" officeooo:rsid="0018466e" style:font-weight-asian="bold" style:font-weight-complex="bold"/>
    </style:style>
    <style:style style:name="T362" style:family="text">
      <style:text-properties fo:font-weight="bold" officeooo:rsid="00a0a1bf" style:font-weight-asian="bold" style:font-weight-complex="bold"/>
    </style:style>
    <style:style style:name="T363" style:family="text">
      <style:text-properties fo:font-weight="bold" officeooo:rsid="00a5485b" style:font-weight-asian="bold" style:font-weight-complex="bold"/>
    </style:style>
    <style:style style:name="T364" style:family="text">
      <style:text-properties fo:font-weight="bold" officeooo:rsid="005af4e7" style:font-weight-asian="bold" style:font-weight-complex="bold"/>
    </style:style>
    <style:style style:name="T365" style:family="text">
      <style:text-properties fo:font-weight="bold" officeooo:rsid="00c2b7ba" style:font-weight-asian="bold" style:font-weight-complex="bold"/>
    </style:style>
    <style:style style:name="T366" style:family="text">
      <style:text-properties fo:font-weight="bold" officeooo:rsid="00aa7d94" style:font-weight-asian="bold" style:font-weight-complex="bold"/>
    </style:style>
    <style:style style:name="T367" style:family="text">
      <style:text-properties fo:font-weight="bold" officeooo:rsid="003900f1" style:font-size-asian="14pt" style:font-weight-asian="bold" style:font-size-complex="14pt" style:font-weight-complex="bold"/>
    </style:style>
    <style:style style:name="T368" style:family="text">
      <style:text-properties fo:font-weight="bold" officeooo:rsid="007915f2" style:font-size-asian="14pt" style:font-weight-asian="bold" style:font-size-complex="14pt" style:font-weight-complex="bold"/>
    </style:style>
    <style:style style:name="T369" style:family="text">
      <style:text-properties fo:color="#069a2e" loext:opacity="100%"/>
    </style:style>
    <style:style style:name="T370" style:family="text">
      <style:text-properties fo:color="#069a2e" loext:opacity="100%" fo:font-weight="bold" style:font-weight-asian="bold" style:font-weight-complex="bold"/>
    </style:style>
    <style:style style:name="T371" style:family="text">
      <style:text-properties fo:color="#069a2e" loext:opacity="100%" fo:font-weight="bold" officeooo:rsid="00a0a1bf" style:font-weight-asian="bold" style:font-weight-complex="bold"/>
    </style:style>
    <style:style style:name="T372" style:family="text">
      <style:text-properties fo:color="#069a2e" loext:opacity="100%" fo:font-weight="bold" officeooo:rsid="00a276bc" style:font-weight-asian="bold" style:font-weight-complex="bold"/>
    </style:style>
    <style:style style:name="T373" style:family="text">
      <style:text-properties fo:color="#069a2e" loext:opacity="100%" fo:font-weight="bold" officeooo:rsid="00de52d2" style:font-weight-asian="bold" style:font-weight-complex="bold"/>
    </style:style>
    <style:style style:name="T374" style:family="text">
      <style:text-properties fo:color="#069a2e" loext:opacity="100%" officeooo:rsid="00034523"/>
    </style:style>
    <style:style style:name="T375" style:family="text">
      <style:text-properties fo:color="#069a2e" loext:opacity="100%" officeooo:rsid="009e2c7c"/>
    </style:style>
    <style:style style:name="T376" style:family="text">
      <style:text-properties fo:color="#069a2e" loext:opacity="100%" officeooo:rsid="009efb27"/>
    </style:style>
    <style:style style:name="T377" style:family="text">
      <style:text-properties fo:color="#069a2e" loext:opacity="100%" officeooo:rsid="00a0a1bf"/>
    </style:style>
    <style:style style:name="T378" style:family="text">
      <style:text-properties fo:color="#069a2e" loext:opacity="100%" officeooo:rsid="009e242c"/>
    </style:style>
    <style:style style:name="T379" style:family="text">
      <style:text-properties fo:color="#069a2e" loext:opacity="100%" officeooo:rsid="00a5485b"/>
    </style:style>
    <style:style style:name="T380" style:family="text">
      <style:text-properties fo:color="#069a2e" loext:opacity="100%" officeooo:rsid="00ae7c17"/>
    </style:style>
    <style:style style:name="T381" style:family="text">
      <style:text-properties fo:color="#069a2e" loext:opacity="100%" fo:font-weight="normal" style:font-weight-asian="normal" style:font-weight-complex="normal"/>
    </style:style>
    <style:style style:name="T382" style:family="text">
      <style:text-properties fo:color="#069a2e" loext:opacity="100%" fo:font-weight="normal" officeooo:rsid="00ae7c17" style:font-weight-asian="normal" style:font-weight-complex="normal"/>
    </style:style>
    <style:style style:name="T383" style:family="text">
      <style:text-properties fo:color="#069a2e" loext:opacity="100%" fo:font-weight="normal" officeooo:rsid="00af7e3f" style:font-weight-asian="normal" style:font-weight-complex="normal"/>
    </style:style>
    <style:style style:name="T384" style:family="text">
      <style:text-properties fo:color="#069a2e" loext:opacity="100%" fo:font-weight="normal" officeooo:rsid="00aebb25" style:font-weight-asian="normal" style:font-weight-complex="normal"/>
    </style:style>
    <style:style style:name="T385" style:family="text">
      <style:text-properties fo:color="#069a2e" loext:opacity="100%" fo:font-weight="normal" officeooo:rsid="00b0d2ad" style:font-weight-asian="normal" style:font-weight-complex="normal"/>
    </style:style>
    <style:style style:name="T386" style:family="text">
      <style:text-properties fo:color="#069a2e" loext:opacity="100%" officeooo:rsid="00af7e3f"/>
    </style:style>
    <style:style style:name="T387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388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389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390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91" style:family="text">
      <style:text-properties fo:color="#069a2e" loext:opacity="100%" officeooo:rsid="00de52d2"/>
    </style:style>
    <style:style style:name="T392" style:family="text">
      <style:text-properties fo:color="#069a2e" loext:opacity="100%" style:font-name="Mono" officeooo:rsid="00de52d2"/>
    </style:style>
    <style:style style:name="T393" style:family="text">
      <style:text-properties fo:color="#000000" loext:opacity="100%"/>
    </style:style>
    <style:style style:name="T394" style:family="text">
      <style:text-properties fo:color="#000000" loext:opacity="100%" style:font-name="Comic Sans MS"/>
    </style:style>
    <style:style style:name="T395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396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397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398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399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400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401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402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403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04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05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06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07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08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09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10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11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12" style:family="text">
      <style:text-properties fo:color="#000000" loext:opacity="100%" style:font-name="Comic Sans MS" officeooo:rsid="00773830"/>
    </style:style>
    <style:style style:name="T413" style:family="text">
      <style:text-properties fo:color="#000000" loext:opacity="100%" style:font-name="Comic Sans MS" fo:font-weight="bold" style:font-weight-asian="bold" style:font-weight-complex="bold"/>
    </style:style>
    <style:style style:name="T414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415" style:family="text">
      <style:text-properties fo:color="#000000" loext:opacity="100%" style:font-name="Comic Sans MS" officeooo:rsid="00e2d452"/>
    </style:style>
    <style:style style:name="T416" style:family="text">
      <style:text-properties fo:color="#000000" loext:opacity="100%" fo:font-weight="bold" style:font-weight-asian="bold" style:font-weight-complex="bold"/>
    </style:style>
    <style:style style:name="T417" style:family="text">
      <style:text-properties fo:color="#000000" loext:opacity="100%" officeooo:rsid="011ee012"/>
    </style:style>
    <style:style style:name="T418" style:family="text">
      <style:text-properties officeooo:rsid="003aeb99"/>
    </style:style>
    <style:style style:name="T419" style:family="text">
      <style:text-properties officeooo:rsid="005b2b51"/>
    </style:style>
    <style:style style:name="T420" style:family="text">
      <style:text-properties officeooo:rsid="005c4eaa"/>
    </style:style>
    <style:style style:name="T421" style:family="text">
      <style:text-properties style:font-name="Comic Sans MS" fo:font-size="13pt" style:font-size-asian="13pt" style:font-size-complex="13pt"/>
    </style:style>
    <style:style style:name="T422" style:family="text">
      <style:text-properties fo:color="#ff0000" loext:opacity="100%"/>
    </style:style>
    <style:style style:name="T423" style:family="text">
      <style:text-properties fo:color="#ff0000" loext:opacity="100%" fo:font-weight="bold" style:font-weight-asian="bold" style:font-weight-complex="bold"/>
    </style:style>
    <style:style style:name="T424" style:family="text">
      <style:text-properties officeooo:rsid="005e6cce"/>
    </style:style>
    <style:style style:name="T425" style:family="text">
      <style:text-properties officeooo:rsid="00034523"/>
    </style:style>
    <style:style style:name="T426" style:family="text">
      <style:text-properties fo:font-weight="normal" style:font-weight-asian="normal" style:font-weight-complex="normal"/>
    </style:style>
    <style:style style:name="T427" style:family="text">
      <style:text-properties fo:font-weight="normal" officeooo:rsid="00626c1f" style:font-weight-asian="normal" style:font-weight-complex="normal"/>
    </style:style>
    <style:style style:name="T428" style:family="text">
      <style:text-properties fo:font-weight="normal" officeooo:rsid="00484c27" style:font-weight-asian="normal" style:font-weight-complex="normal"/>
    </style:style>
    <style:style style:name="T429" style:family="text">
      <style:text-properties fo:font-weight="normal" officeooo:rsid="007915f2" style:font-weight-asian="normal" style:font-weight-complex="normal"/>
    </style:style>
    <style:style style:name="T430" style:family="text">
      <style:text-properties fo:font-weight="normal" officeooo:rsid="007a5b74" style:font-weight-asian="normal" style:font-weight-complex="normal"/>
    </style:style>
    <style:style style:name="T431" style:family="text">
      <style:text-properties fo:font-weight="normal" officeooo:rsid="007b2c71" style:font-weight-asian="normal" style:font-weight-complex="normal"/>
    </style:style>
    <style:style style:name="T432" style:family="text">
      <style:text-properties fo:font-weight="normal" officeooo:rsid="007ba62e" style:font-weight-asian="normal" style:font-weight-complex="normal"/>
    </style:style>
    <style:style style:name="T433" style:family="text">
      <style:text-properties fo:font-weight="normal" officeooo:rsid="007e96ad" style:font-weight-asian="normal" style:font-weight-complex="normal"/>
    </style:style>
    <style:style style:name="T434" style:family="text">
      <style:text-properties fo:font-weight="normal" officeooo:rsid="00808d6d" style:font-weight-asian="normal" style:font-weight-complex="normal"/>
    </style:style>
    <style:style style:name="T435" style:family="text">
      <style:text-properties fo:font-weight="normal" officeooo:rsid="00820e7a" style:font-weight-asian="normal" style:font-weight-complex="normal"/>
    </style:style>
    <style:style style:name="T436" style:family="text">
      <style:text-properties fo:font-weight="normal" officeooo:rsid="0082efc3" style:font-weight-asian="normal" style:font-weight-complex="normal"/>
    </style:style>
    <style:style style:name="T437" style:family="text">
      <style:text-properties fo:font-weight="normal" officeooo:rsid="00838b26" style:font-weight-asian="normal" style:font-weight-complex="normal"/>
    </style:style>
    <style:style style:name="T438" style:family="text">
      <style:text-properties fo:font-weight="normal" officeooo:rsid="0085168d" style:font-weight-asian="normal" style:font-weight-complex="normal"/>
    </style:style>
    <style:style style:name="T439" style:family="text">
      <style:text-properties fo:font-weight="normal" officeooo:rsid="009e242c" style:font-weight-asian="normal" style:font-weight-complex="normal"/>
    </style:style>
    <style:style style:name="T440" style:family="text">
      <style:text-properties fo:font-weight="normal" officeooo:rsid="009efb27" style:font-weight-asian="normal" style:font-weight-complex="normal"/>
    </style:style>
    <style:style style:name="T441" style:family="text">
      <style:text-properties fo:font-weight="normal" officeooo:rsid="00aa2a6e" style:font-weight-asian="normal" style:font-weight-complex="normal"/>
    </style:style>
    <style:style style:name="T442" style:family="text">
      <style:text-properties fo:font-weight="normal" officeooo:rsid="00abda79" style:font-weight-asian="normal" style:font-weight-complex="normal"/>
    </style:style>
    <style:style style:name="T443" style:family="text">
      <style:text-properties fo:font-weight="normal" officeooo:rsid="00d0e885" style:font-weight-asian="normal" style:font-weight-complex="normal"/>
    </style:style>
    <style:style style:name="T444" style:family="text">
      <style:text-properties fo:font-weight="normal" officeooo:rsid="00da7dca" style:font-weight-asian="normal" style:font-weight-complex="normal"/>
    </style:style>
    <style:style style:name="T445" style:family="text">
      <style:text-properties fo:font-weight="normal" officeooo:rsid="00e31653" style:font-weight-asian="normal" style:font-weight-complex="normal"/>
    </style:style>
    <style:style style:name="T446" style:family="text">
      <style:text-properties fo:font-weight="normal" officeooo:rsid="00e4d16f" style:font-weight-asian="normal" style:font-weight-complex="normal"/>
    </style:style>
    <style:style style:name="T447" style:family="text">
      <style:text-properties fo:font-weight="normal" officeooo:rsid="00e7b5ce" style:font-weight-asian="normal" style:font-weight-complex="normal"/>
    </style:style>
    <style:style style:name="T448" style:family="text">
      <style:text-properties fo:font-weight="normal" officeooo:rsid="00ea7f9e" style:font-weight-asian="normal" style:font-weight-complex="normal"/>
    </style:style>
    <style:style style:name="T449" style:family="text">
      <style:text-properties fo:font-weight="normal" officeooo:rsid="00eb335b" style:font-weight-asian="normal" style:font-weight-complex="normal"/>
    </style:style>
    <style:style style:name="T450" style:family="text">
      <style:text-properties fo:font-weight="normal" officeooo:rsid="00ecf6a4" style:font-weight-asian="normal" style:font-weight-complex="normal"/>
    </style:style>
    <style:style style:name="T451" style:family="text">
      <style:text-properties fo:font-weight="normal" officeooo:rsid="00ed5847" style:font-weight-asian="normal" style:font-weight-complex="normal"/>
    </style:style>
    <style:style style:name="T452" style:family="text">
      <style:text-properties fo:font-weight="normal" officeooo:rsid="00ee162e" style:font-weight-asian="normal" style:font-weight-complex="normal"/>
    </style:style>
    <style:style style:name="T453" style:family="text">
      <style:text-properties fo:font-weight="normal" officeooo:rsid="01048fc1" style:font-weight-asian="normal" style:font-weight-complex="normal"/>
    </style:style>
    <style:style style:name="T454" style:family="text">
      <style:text-properties fo:font-weight="normal" officeooo:rsid="00ff2e70" style:font-weight-asian="normal" style:font-weight-complex="normal"/>
    </style:style>
    <style:style style:name="T455" style:family="text">
      <style:text-properties fo:font-weight="normal" officeooo:rsid="0119d6e1" style:font-weight-asian="normal" style:font-weight-complex="normal"/>
    </style:style>
    <style:style style:name="T456" style:family="text">
      <style:text-properties fo:font-weight="normal" officeooo:rsid="011a3f70" style:font-weight-asian="normal" style:font-weight-complex="normal"/>
    </style:style>
    <style:style style:name="T457" style:family="text">
      <style:text-properties fo:font-weight="normal" officeooo:rsid="01222779" style:font-weight-asian="normal" style:font-weight-complex="normal"/>
    </style:style>
    <style:style style:name="T458" style:family="text">
      <style:text-properties fo:font-weight="normal" officeooo:rsid="0123ce23" style:font-weight-asian="normal" style:font-weight-complex="normal"/>
    </style:style>
    <style:style style:name="T459" style:family="text">
      <style:text-properties fo:font-weight="normal" officeooo:rsid="0125b994" style:font-weight-asian="normal" style:font-weight-complex="normal"/>
    </style:style>
    <style:style style:name="T460" style:family="text">
      <style:text-properties fo:font-weight="normal" officeooo:rsid="01279e21" style:font-weight-asian="normal" style:font-weight-complex="normal"/>
    </style:style>
    <style:style style:name="T461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62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63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464" style:family="text">
      <style:text-properties officeooo:rsid="00626c1f"/>
    </style:style>
    <style:style style:name="T465" style:family="text">
      <style:text-properties officeooo:rsid="006318bb"/>
    </style:style>
    <style:style style:name="T466" style:family="text">
      <style:text-properties style:text-underline-style="solid" style:text-underline-width="auto" style:text-underline-color="font-color"/>
    </style:style>
    <style:style style:name="T467" style:family="text">
      <style:text-properties style:text-underline-style="solid" style:text-underline-width="auto" style:text-underline-color="font-color" officeooo:rsid="009e2c7c"/>
    </style:style>
    <style:style style:name="T468" style:family="text">
      <style:text-properties style:text-underline-style="solid" style:text-underline-width="auto" style:text-underline-color="font-color" officeooo:rsid="00a71a9e"/>
    </style:style>
    <style:style style:name="T469" style:family="text">
      <style:text-properties style:text-underline-style="solid" style:text-underline-width="auto" style:text-underline-color="font-color" officeooo:rsid="00b23143"/>
    </style:style>
    <style:style style:name="T470" style:family="text">
      <style:text-properties style:text-underline-style="solid" style:text-underline-width="auto" style:text-underline-color="font-color" officeooo:rsid="00be46c3"/>
    </style:style>
    <style:style style:name="T4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3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74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75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76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477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478" style:family="text">
      <style:text-properties style:text-underline-style="solid" style:text-underline-width="auto" style:text-underline-color="font-color" officeooo:rsid="005e6cce"/>
    </style:style>
    <style:style style:name="T479" style:family="text">
      <style:text-properties officeooo:rsid="0067c867"/>
    </style:style>
    <style:style style:name="T480" style:family="text">
      <style:text-properties officeooo:rsid="006990bd"/>
    </style:style>
    <style:style style:name="T481" style:family="text">
      <style:text-properties officeooo:rsid="003999de"/>
    </style:style>
    <style:style style:name="T482" style:family="text">
      <style:text-properties officeooo:rsid="006c0aa3"/>
    </style:style>
    <style:style style:name="T483" style:family="text">
      <style:text-properties officeooo:rsid="006ce97f"/>
    </style:style>
    <style:style style:name="T484" style:family="text">
      <style:text-properties officeooo:rsid="00484c27"/>
    </style:style>
    <style:style style:name="T485" style:family="text">
      <style:text-properties fo:color="#ce181e" loext:opacity="100%"/>
    </style:style>
    <style:style style:name="T486" style:family="text">
      <style:text-properties fo:color="#ce181e" loext:opacity="100%" officeooo:rsid="0082efc3"/>
    </style:style>
    <style:style style:name="T487" style:family="text">
      <style:text-properties fo:color="#ce181e" loext:opacity="100%" fo:font-weight="bold" style:font-weight-asian="bold" style:font-weight-complex="bold"/>
    </style:style>
    <style:style style:name="T488" style:family="text">
      <style:text-properties fo:color="#ce181e" loext:opacity="100%" fo:font-weight="bold" officeooo:rsid="0007fd68" style:font-weight-asian="bold" style:font-weight-complex="bold"/>
    </style:style>
    <style:style style:name="T489" style:family="text">
      <style:text-properties fo:color="#ce181e" loext:opacity="100%" officeooo:rsid="00e15d8c"/>
    </style:style>
    <style:style style:name="T490" style:family="text">
      <style:text-properties fo:color="#ce181e" loext:opacity="100%" style:font-name="Mono" fo:font-weight="bold" style:font-weight-asian="bold" style:font-weight-complex="bold"/>
    </style:style>
    <style:style style:name="T491" style:family="text">
      <style:text-properties fo:color="#ce181e" loext:opacity="100%" style:font-name="Arial Black" fo:font-weight="bold" style:font-weight-asian="bold" style:font-weight-complex="bold"/>
    </style:style>
    <style:style style:name="T492" style:family="text">
      <style:text-properties officeooo:rsid="00738e4f"/>
    </style:style>
    <style:style style:name="T493" style:family="text">
      <style:text-properties officeooo:rsid="0074b463"/>
    </style:style>
    <style:style style:name="T494" style:family="text">
      <style:text-properties officeooo:rsid="007674e9"/>
    </style:style>
    <style:style style:name="T495" style:family="text">
      <style:text-properties officeooo:rsid="007915f2"/>
    </style:style>
    <style:style style:name="T496" style:family="text">
      <style:text-properties officeooo:rsid="007a5b74"/>
    </style:style>
    <style:style style:name="T497" style:family="text">
      <style:text-properties officeooo:rsid="007b2c71"/>
    </style:style>
    <style:style style:name="T498" style:family="text">
      <style:text-properties officeooo:rsid="007ba62e"/>
    </style:style>
    <style:style style:name="T499" style:family="text">
      <style:text-properties officeooo:rsid="00808d6d"/>
    </style:style>
    <style:style style:name="T500" style:family="text">
      <style:text-properties officeooo:rsid="0082efc3"/>
    </style:style>
    <style:style style:name="T501" style:family="text">
      <style:text-properties officeooo:rsid="0085168d"/>
    </style:style>
    <style:style style:name="T502" style:family="text">
      <style:text-properties officeooo:rsid="0098d922"/>
    </style:style>
    <style:style style:name="T503" style:family="text">
      <style:text-properties officeooo:rsid="00997665"/>
    </style:style>
    <style:style style:name="T504" style:family="text">
      <style:text-properties officeooo:rsid="009e242c"/>
    </style:style>
    <style:style style:name="T505" style:family="text">
      <style:text-properties officeooo:rsid="009e2c7c"/>
    </style:style>
    <style:style style:name="T506" style:family="text">
      <style:text-properties fo:color="#2a6099" loext:opacity="100%"/>
    </style:style>
    <style:style style:name="T507" style:family="text">
      <style:text-properties fo:color="#2a6099" loext:opacity="100%" fo:font-weight="bold" style:font-weight-asian="bold" style:font-weight-complex="bold"/>
    </style:style>
    <style:style style:name="T508" style:family="text">
      <style:text-properties fo:color="#2a6099" loext:opacity="100%" fo:font-weight="bold" officeooo:rsid="009efb27" style:font-weight-asian="bold" style:font-weight-complex="bold"/>
    </style:style>
    <style:style style:name="T509" style:family="text">
      <style:text-properties fo:color="#2a6099" loext:opacity="100%" fo:font-weight="bold" officeooo:rsid="00a5485b" style:font-weight-asian="bold" style:font-weight-complex="bold"/>
    </style:style>
    <style:style style:name="T510" style:family="text">
      <style:text-properties fo:color="#2a6099" loext:opacity="100%" fo:font-weight="bold" officeooo:rsid="0067c867" style:font-weight-asian="bold" style:font-weight-complex="bold"/>
    </style:style>
    <style:style style:name="T511" style:family="text">
      <style:text-properties fo:color="#2a6099" loext:opacity="100%" fo:font-weight="bold" officeooo:rsid="00537c73" style:font-weight-asian="bold" style:font-weight-complex="bold"/>
    </style:style>
    <style:style style:name="T512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13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14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15" style:family="text">
      <style:text-properties fo:color="#2a6099" loext:opacity="100%" officeooo:rsid="00484c27"/>
    </style:style>
    <style:style style:name="T516" style:family="text">
      <style:text-properties fo:color="#2a6099" loext:opacity="100%" officeooo:rsid="00da7dca"/>
    </style:style>
    <style:style style:name="T517" style:family="text">
      <style:text-properties fo:color="#2a6099" loext:opacity="100%" officeooo:rsid="00808d6d"/>
    </style:style>
    <style:style style:name="T518" style:family="text">
      <style:text-properties fo:color="#2a6099" loext:opacity="100%" officeooo:rsid="007915f2"/>
    </style:style>
    <style:style style:name="T519" style:family="text">
      <style:text-properties fo:color="#2a6099" loext:opacity="100%" officeooo:rsid="007a5b74"/>
    </style:style>
    <style:style style:name="T520" style:family="text">
      <style:text-properties fo:color="#2a6099" loext:opacity="100%" officeooo:rsid="007ba62e"/>
    </style:style>
    <style:style style:name="T521" style:family="text">
      <style:text-properties fo:color="#2a6099" loext:opacity="100%" officeooo:rsid="00e15d8c"/>
    </style:style>
    <style:style style:name="T522" style:family="text">
      <style:text-properties fo:color="#2a6099" loext:opacity="100%" officeooo:rsid="007b2c71"/>
    </style:style>
    <style:style style:name="T523" style:family="text">
      <style:text-properties fo:color="#2a6099" loext:opacity="100%" officeooo:rsid="00ea7f9e"/>
    </style:style>
    <style:style style:name="T524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25" style:family="text">
      <style:text-properties fo:color="#ff8000" loext:opacity="100%"/>
    </style:style>
    <style:style style:name="T526" style:family="text">
      <style:text-properties fo:color="#ff8000" loext:opacity="100%" fo:font-weight="bold" style:font-weight-asian="bold" style:font-weight-complex="bold"/>
    </style:style>
    <style:style style:name="T527" style:family="text">
      <style:text-properties fo:color="#ff8000" loext:opacity="100%" fo:font-weight="bold" officeooo:rsid="00a0a1bf" style:font-weight-asian="bold" style:font-weight-complex="bold"/>
    </style:style>
    <style:style style:name="T528" style:family="text">
      <style:text-properties fo:color="#ff8000" loext:opacity="100%" officeooo:rsid="009efb27"/>
    </style:style>
    <style:style style:name="T529" style:family="text">
      <style:text-properties officeooo:rsid="009efb27"/>
    </style:style>
    <style:style style:name="T530" style:family="text">
      <style:text-properties officeooo:rsid="00a35169"/>
    </style:style>
    <style:style style:name="T531" style:family="text">
      <style:text-properties officeooo:rsid="00a71a9e"/>
    </style:style>
    <style:style style:name="T532" style:family="text">
      <style:text-properties style:text-underline-style="none"/>
    </style:style>
    <style:style style:name="T533" style:family="text">
      <style:text-properties style:text-underline-style="none" fo:font-weight="bold" style:font-weight-asian="bold" style:font-weight-complex="bold"/>
    </style:style>
    <style:style style:name="T534" style:family="text">
      <style:text-properties style:text-underline-style="none" fo:font-weight="normal" officeooo:rsid="00820e7a" style:font-weight-asian="normal" style:font-weight-complex="normal"/>
    </style:style>
    <style:style style:name="T535" style:family="text">
      <style:text-properties officeooo:rsid="00aa2a6e"/>
    </style:style>
    <style:style style:name="T536" style:family="text">
      <style:text-properties officeooo:rsid="00b23143"/>
    </style:style>
    <style:style style:name="T537" style:family="text">
      <style:text-properties officeooo:rsid="00be46c3"/>
    </style:style>
    <style:style style:name="T538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39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40" style:family="text">
      <style:text-properties fo:color="#ff4000" loext:opacity="100%"/>
    </style:style>
    <style:style style:name="T541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542" style:family="text">
      <style:text-properties officeooo:rsid="00c2b7ba"/>
    </style:style>
    <style:style style:name="T543" style:family="text">
      <style:text-properties officeooo:rsid="00d29f3b"/>
    </style:style>
    <style:style style:name="T544" style:family="text">
      <style:text-properties officeooo:rsid="00d4d984"/>
    </style:style>
    <style:style style:name="T545" style:family="text">
      <style:text-properties officeooo:rsid="00da7dca"/>
    </style:style>
    <style:style style:name="T546" style:family="text">
      <style:text-properties officeooo:rsid="00e15d8c"/>
    </style:style>
    <style:style style:name="T547" style:family="text">
      <style:text-properties officeooo:rsid="00e7b5ce"/>
    </style:style>
    <style:style style:name="T548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49" style:family="text">
      <style:text-properties officeooo:rsid="00f5e211"/>
    </style:style>
    <style:style style:name="T550" style:family="text">
      <style:text-properties officeooo:rsid="00f8d1af"/>
    </style:style>
    <style:style style:name="T551" style:family="text">
      <style:text-properties officeooo:rsid="00f95124"/>
    </style:style>
    <style:style style:name="T552" style:family="text">
      <style:text-properties officeooo:rsid="00facb1b"/>
    </style:style>
    <style:style style:name="T553" style:family="text">
      <style:text-properties officeooo:rsid="00ff2e70"/>
    </style:style>
    <style:style style:name="T554" style:family="text">
      <style:text-properties officeooo:rsid="0106a121"/>
    </style:style>
    <style:style style:name="T555" style:family="text">
      <style:text-properties officeooo:rsid="0108b1e7"/>
    </style:style>
    <style:style style:name="T556" style:family="text">
      <style:text-properties officeooo:rsid="0108f247"/>
    </style:style>
    <style:style style:name="T557" style:family="text">
      <style:text-properties style:font-name="Mono"/>
    </style:style>
    <style:style style:name="T558" style:family="text">
      <style:text-properties officeooo:rsid="010c7d11"/>
    </style:style>
    <style:style style:name="T559" style:family="text">
      <style:text-properties officeooo:rsid="005af4e7"/>
    </style:style>
    <style:style style:name="T560" style:family="text">
      <style:text-properties officeooo:rsid="0118542e"/>
    </style:style>
    <style:style style:name="T561" style:family="text">
      <style:text-properties officeooo:rsid="003900f1"/>
    </style:style>
    <style:style style:name="T562" style:family="text">
      <style:text-properties style:font-name="Comic Sans MS1" fo:font-weight="normal" officeooo:rsid="007915f2" style:font-weight-asian="normal" style:font-weight-complex="normal"/>
    </style:style>
    <style:style style:name="T563" style:family="text">
      <style:text-properties officeooo:rsid="011cafbd"/>
    </style:style>
    <style:style style:name="T564" style:family="text">
      <style:text-properties fo:font-size="14pt" fo:language="pt" fo:country="BR"/>
    </style:style>
    <style:style style:name="T565" style:family="text">
      <style:text-properties fo:font-size="14pt" fo:language="pt" fo:country="BR" officeooo:rsid="011cafbd"/>
    </style:style>
    <style:style style:name="T566" style:family="text">
      <style:text-properties fo:font-size="14pt" fo:language="pt" fo:country="BR" officeooo:rsid="011db50f"/>
    </style:style>
    <style:style style:name="T567" style:family="text">
      <style:text-properties fo:font-size="14pt" fo:language="pt" fo:country="BR" style:text-underline-style="solid" style:text-underline-width="auto" style:text-underline-color="font-color"/>
    </style:style>
    <style:style style:name="T568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569" style:family="text">
      <style:text-properties fo:font-size="14pt" fo:language="pt" fo:country="BR" style:text-underline-style="none" officeooo:rsid="011cafbd"/>
    </style:style>
    <style:style style:name="T570" style:family="text">
      <style:text-properties officeooo:rsid="011ee012"/>
    </style:style>
    <style:style style:name="T571" style:family="text">
      <style:text-properties officeooo:rsid="01208cde"/>
    </style:style>
    <style:style style:name="T572" style:family="text">
      <style:text-properties officeooo:rsid="01222779"/>
    </style:style>
    <style:style style:name="T573" style:family="text">
      <style:text-properties officeooo:rsid="00ea7f9e"/>
    </style:style>
    <style:style style:name="T574" style:family="text">
      <style:text-properties fo:color="#0003ff" loext:opacity="100%" officeooo:rsid="00b7aac7"/>
    </style:style>
    <style:style style:name="T575" style:family="text">
      <style:text-properties officeooo:rsid="0125b994"/>
    </style:style>
    <style:style style:name="T576" style:family="text">
      <style:text-properties officeooo:rsid="01279e2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2">Instalação do MySQL</text:p>
      <text:p text:style-name="P211"/>
      <text:p text:style-name="P196">Download do pacote de softwares <text:a xlink:type="simple" xlink:href="https://www.wampserver.com/en/" text:style-name="Internet_20_link" text:visited-style-name="Visited_20_Internet_20_Link">WampServer</text:a></text:p>
      <text:p text:style-name="P196">Download da IDE MySQL <text:a xlink:type="simple" xlink:href="https://www.mysql.com/products/workbench/" text:style-name="Internet_20_link" text:visited-style-name="Visited_20_Internet_20_Link">Workbench</text:a></text:p>
      <text:p text:style-name="P196">Download do editor de textos <text:a xlink:type="simple" xlink:href="https://notepad-plus-plus.org/downloads/" text:style-name="Internet_20_link" text:visited-style-name="Visited_20_Internet_20_Link">NotePad++</text:a></text:p>
      <text:p text:style-name="P194"/>
      <text:p text:style-name="P194">*<text:span text:style-name="T494">Para uma melhor leitura dos códigos, utilize o Workbench ou Notepad++</text:span></text:p>
      <text:p text:style-name="P195">*Atenção para um resumo de comandos na última página</text:p>
      <text:p text:style-name="P149"/>
      <text:p text:style-name="P198">AULA <text:span text:style-name="T422">1</text:span> – O que é BD?</text:p>
      <text:p text:style-name="P213"><text:span text:style-name="T471">Tecnologias</text:span>:</text:p>
      <text:p text:style-name="P207"><text:span text:style-name="T270">Entenda </text:span><text:span text:style-name="Strong_20_Emphasis"><text:span text:style-name="T274">Framework</text:span></text:span><text:span text:style-name="Strong_20_Emphasis"><text:span text:style-name="T271"> como </text:span></text:span><text:span text:style-name="T270">uma ferramenta com conjunto</text:span><text:span text:style-name="T272">s</text:span><text:span text:style-name="T270"> de bibliotecas (</text:span><text:span text:style-name="T273">códigos/funções</text:span><text:span text:style-name="T270">) que nos auxiliam a desenvolver uma aplicação, ou seja, um software.</text:span></text:p>
      <text:p text:style-name="P161"/>
      <text:p text:style-name="P46"><text:span text:style-name="T355">SQL</text:span> – Structured Query Language - é a <text:span text:style-name="T466">linguagem</text:span> usada para executar comandos em Banco de Dados relacionais, ou seja, baseados em tabelas.</text:p>
      <text:p text:style-name="P46"/>
      <text:p text:style-name="P46"><text:span text:style-name="T355">SGBD</text:span> é um <text:span text:style-name="T466">Sistema Gerenciador de Bancos de Dados</text:span>.</text:p>
      <text:p text:style-name="P46">Entre as principais opções <text:span text:style-name="T466">gratuitas</text:span> de SGBDs temos:</text:p>
      <text:list xml:id="list2357910189" text:style-name="L1">
        <text:list-item>
          <text:p text:style-name="P229"><text:span text:style-name="T466">MySQL</text:span><text:span text:style-name="T532">(da Oracle)</text:span></text:p>
        </text:list-item>
        <text:list-item>
          <text:p text:style-name="P229">MariaDB</text:p>
        </text:list-item>
        <text:list-item>
          <text:p text:style-name="P229">PostGree</text:p>
        </text:list-item>
        <text:list-item>
          <text:p text:style-name="P229">MongoDB (esse é NoSQL, ou seja, não relacional)</text:p>
        </text:list-item>
      </text:list>
      <text:p text:style-name="P46">E dentre as opções <text:span text:style-name="T466">pagas</text:span> estão:</text:p>
      <text:list xml:id="list3550410231" text:style-name="L2">
        <text:list-item>
          <text:p text:style-name="P230">Microsoft SQL Server</text:p>
        </text:list-item>
        <text:list-item>
          <text:p text:style-name="P230">Oracle DB</text:p>
        </text:list-item>
        <text:list-item>
          <text:p text:style-name="P230">IBM DB2</text:p>
        </text:list-item>
      </text:list>
      <text:p text:style-name="P46"/>
      <text:p text:style-name="P46"><text:span text:style-name="T355">MySQL</text:span> <text:span text:style-name="T355">Workbench</text:span> é um <text:span text:style-name="T466">Software</text:span> criado pela Oracle, uma <text:span text:style-name="T466">ferramenta visual</text:span><text:span text:style-name="T532"> e</text:span> de interface amigável para acessar o SGBD MySQL. Ele integra design, desenvolvimento e administração para a criação e manutenção d<text:span text:style-name="T543">o</text:span> <text:span text:style-name="T543">SGBD My</text:span>SQL.</text:p>
      <text:p text:style-name="P46"/>
      <text:p text:style-name="P46"><text:span text:style-name="T355">PhpMyAdmin</text:span> é uma <text:span text:style-name="T466">Aplicação Web</text:span> Open Source de interface gráfica amigável para os SGBDs MySQL e MariaDB.</text:p>
      <text:p text:style-name="P47"/>
      <text:p text:style-name="P48"><text:span text:style-name="T355">WampServer</text:span> – <text:span text:style-name="T466">W</text:span>indows, <text:span text:style-name="T466">A</text:span>pache, <text:span text:style-name="T466">M</text:span>ySQL e <text:span text:style-name="T466">P</text:span>HP - é um executável que contém um <text:span text:style-name="T466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7">Entenda o conceito dos softwares AMP com o <text:span text:style-name="T543">mesmo </text:span>conceito <text:span text:style-name="T556">que </text:span>o pacote Office <text:span text:style-name="T556">é</text:span> para softwares de escritório.</text:p>
      <text:p text:style-name="P53"><text:span text:style-name="T355">XAMPP</text:span> – Multiplataforma, Apache, MySQL, PHP e PEARL – (lê-se “zemp”) é uma versão de software AMP que roda em qualquer plataforma, seja no Windows, Linux ou Mac.</text:p>
      <text:p text:style-name="P209"><text:span text:style-name="Strong_20_Emphasis"><text:span text:style-name="T120"/></text:span></text:p>
      <text:p text:style-name="P222"><text:span text:style-name="Strong_20_Emphasis"><text:span text:style-name="T197">Schemas</text:span></text:span><text:span text:style-name="Strong_20_Emphasis"><text:span text:style-name="T120"> são uma coleção de objetos dentro de um determinado database (banco de dados), servem para agrupar objetos no nível de aplicação como também para simplesmente fazer divisões departamentais. </text:span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59">User</text:span></text:span><text:span text:style-name="Strong_20_Emphasis"><text:span text:style-name="T120"> é qualquer usuário que criamos no </text:span></text:span><text:span text:style-name="Strong_20_Emphasis"><text:span text:style-name="T175">Oracle</text:span></text:span><text:span text:style-name="Strong_20_Emphasis"><text:span text:style-name="T120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54"><text:span text:style-name="Strong_20_Emphasis"><text:span text:style-name="T120"/></text:span></text:p>
      <text:p text:style-name="P209"><text:span text:style-name="T403">Transação</text:span><text:span text:style-name="T405"> </text:span><text:span text:style-name="T118">é uma sequência de operações executadas como uma única unidade lógica de trabalho </text:span><text:span text:style-name="T119">e</text:span><text:span text:style-name="T405"> que </text:span><text:span text:style-name="T406">deve </text:span><text:span text:style-name="T405">segu</text:span><text:span text:style-name="T406">ir</text:span><text:span text:style-name="T405"> os 4 princípios d</text:span><text:span text:style-name="T406">o </text:span><text:span text:style-name="T404">ACID.</text:span></text:p>
      <text:p text:style-name="P209"><text:span text:style-name="Strong_20_Emphasis"><text:span text:style-name="T198"/></text:span></text:p>
      <text:p text:style-name="P210"><text:bookmark text:name="4ab8"/><text:span text:style-name="Strong_20_Emphasis"><text:span text:style-name="T199">ACID </text:span></text:span><text:span text:style-name="T200">é um conceito que se refere </text:span><text:span text:style-name="T204">a</text:span><text:span text:style-name="T200">s </text:span><text:span text:style-name="T204">4</text:span><text:span text:style-name="T200"> propriedades de transação de um sistema de banco d</text:span><text:span text:style-name="T201">e dados</text:span><text:span text:style-name="T200">: </text:span><text:span text:style-name="Strong_20_Emphasis"><text:span text:style-name="T199">A</text:span></text:span><text:span text:style-name="T200">tomicidade, </text:span><text:span text:style-name="Strong_20_Emphasis"><text:span text:style-name="T199">C</text:span></text:span><text:span text:style-name="T200">onsistência, </text:span><text:span text:style-name="Strong_20_Emphasis"><text:span text:style-name="T199">I</text:span></text:span><text:span text:style-name="T200">solamento e </text:span><text:span text:style-name="Strong_20_Emphasis"><text:span text:style-name="T199">D</text:span></text:span><text:span text:style-name="T200">urabilidade.</text:span></text:p>
      <text:list xml:id="list4205308535" text:style-name="L3">
        <text:list-item>
          <text:p text:style-name="P280"><text:bookmark text:name="a2c7"/><text:span text:style-name="Emphasis"><text:span text:style-name="T205">Atomicidade:</text:span></text:span><text:span text:style-name="Emphasis"><text:span text:style-name="T201"> </text:span></text:span><text:span text:style-name="Emphasis"><text:span text:style-name="T202">O</text:span></text:span><text:span text:style-name="Emphasis"><text:span text:style-name="T201">u toda tarefa é feita ou nada é considerado.</text:span></text:span></text:p>
        </text:list-item>
        <text:list-item>
          <text:p text:style-name="P281"><draw:frame draw:style-name="fr2" draw:name="Figura5" text:anchor-type="paragraph" svg:x="8.467cm" svg:y="0.113cm" svg:width="9.442cm" svg:height="9.597cm" draw:z-index="7"><draw:image xlink:href="Pictures/10000001000001E2000001EA7C921006BDCA2FE2.png" xlink:type="simple" xlink:show="embed" xlink:actuate="onLoad" draw:mime-type="image/png"/></draw:frame><text:bookmark text:name="4099"/><text:span text:style-name="Emphasis"><text:span text:style-name="T205">Consistência: </text:span></text:span><text:span text:style-name="T200">A transação cria um novo estado válido dos dados ou, em caso de falha, retorna todos os dados ao seu estado antes que a transação foi iniciada.</text:span></text:p>
        </text:list-item>
        <text:list-item>
          <text:p text:style-name="P281"><text:bookmark text:name="d264"/><text:span text:style-name="Emphasis"><text:span text:style-name="T205">Isolamento:</text:span></text:span><text:span text:style-name="T200"> a transação não será interferida por nenhuma outra transação concorrente.</text:span></text:p>
        </text:list-item>
        <text:list-item>
          <text:p text:style-name="P280"><text:bookmark text:name="d0bc"/><text:span text:style-name="Emphasis"><text:span text:style-name="T206">Durabilidade: </text:span></text:span><text:span text:style-name="T203">Dados validados são registados pelo sistema de tal forma que, mesmo no caso de uma falha e/ou reinício do sistema, os dados estão disponíveis em seu estado correto.</text:span></text:p>
        </text:list-item>
      </text:list>
      <text:p text:style-name="P197"/>
      <text:p text:style-name="P202"><text:span text:style-name="T355">AULA </text:span><text:span text:style-name="T423">2</text:span><text:span text:style-name="T355"> – Instalando o MySQL</text:span></text:p>
      <text:p text:style-name="P152"/>
      <text:p text:style-name="P152">Passos para a instalação <text:span text:style-name="T424">de uma IDE </text:span>MySQL:</text:p>
      <text:p text:style-name="P152">1 – <text:span text:style-name="T424">Faça o </text:span>Download do MySQL Workbench (serão exigid<text:span text:style-name="T424">a</text:span>s a<text:span text:style-name="T424">s</text:span> instalaç<text:span text:style-name="T424">ões</text:span> de 2 frameworks)</text:p>
      <text:p text:style-name="P152">2 – <text:span text:style-name="T424">Faça </text:span>Download do WampServer (1 framework também será exigido para a in<text:span text:style-name="T424">s</text:span>talação)</text:p>
      <text:p text:style-name="P152">3 – Abra o prompt/terminal mySQL pela bandeja ao lado do relógio, com o login “root”, sem senha.</text:p>
      <text:p text:style-name="P152">4 – Digite o comando STATUS<text:span text:style-name="T422">;</text:span></text:p>
      <text:p text:style-name="P152">5 – Abra a ferramenta agradável Workbench, e escolha o servidor já disponível</text:p>
      <text:p text:style-name="P203"><text:span text:style-name="T355">Aula </text:span><text:span text:style-name="T423">3</text:span><text:span text:style-name="T355"> – </text:span><text:span text:style-name="T361">Criando um BD</text:span></text:p>
      <text:p text:style-name="P152"/>
      <text:p text:style-name="P152">Existem 4 famílias de <text:span text:style-name="T478">dados</text:span> em Banco de Dados, <text:span text:style-name="T424">cada uma com precisões diferentes</text:span>:</text:p>
      <text:p text:style-name="P152"/>
      <text:list xml:id="list247709016" text:style-name="L4">
        <text:list-header>
          <text:p text:style-name="P245"><draw:frame draw:style-name="fr5" draw:name="Figura1" text:anchor-type="paragraph" svg:width="16.955cm" svg:height="8.477cm" draw:z-index="0"><draw:image xlink:href="Pictures/10000000000004380000021CDB2A865F08CB5E9F.jpg" xlink:type="simple" xlink:show="embed" xlink:actuate="onLoad" draw:mime-type="image/jpeg"/></draw:frame></text:p>
        </text:list-header>
      </text:list>
      <text:p text:style-name="P162">O tipo de dados <text:span text:style-name="T355">enum</text:span> é um objeto string cujo valor é escolhido a partir de valores permitidos, enumerados de forma explícita durante a especificação de uma coluna.</text:p>
      <text:p text:style-name="P152"/>
      <text:p text:style-name="P152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52"/>
      <text:p text:style-name="P153">Aprendendo os comandos: </text:p>
      <text:list xml:id="list2085637472" text:style-name="L5">
        <text:list-item>
          <text:p text:style-name="P246"><text:span text:style-name="T506">SHOW DATABASES</text:span> mostra os bancos de dados</text:p>
        </text:list-item>
        <text:list-item>
          <text:p text:style-name="P246"><text:span text:style-name="T506">USE</text:span> escolhe o banco <text:span text:style-name="T550">de dados para manipular</text:span></text:p>
        </text:list-item>
        <text:list-item>
          <text:p text:style-name="P246"><text:span text:style-name="T506">STATUS</text:span> mostra qual banco está aberto</text:p>
        </text:list-item>
        <text:list-item>
          <text:p text:style-name="P246"><text:span text:style-name="T506">SHOWTABLES</text:span> mostra as tabelas</text:p>
        </text:list-item>
        <text:list-item>
          <text:p text:style-name="P246"><text:span text:style-name="T506">DESCRIBE</text:span> descreve as tabelas</text:p>
        </text:list-item>
        <text:list-item>
          <text:p text:style-name="P246"><text:span text:style-name="T506">EXIT</text:span> sair</text:p>
        </text:list-item>
      </text:list>
      <text:p text:style-name="P154"/>
      <text:p text:style-name="P160">No MySQL, não é possível renomear um BD, será preciso criar um e exportar as tabelas</text:p>
      <text:p text:style-name="P160"/>
      <text:p text:style-name="P163">Nos nomes dos Bancos e Tabelas não são permitidos espaços, use o underline</text:p>
      <text:p text:style-name="P204"><text:span text:style-name="T355">AULA </text:span><text:span text:style-name="T423">4</text:span><text:span text:style-name="T355"> – </text:span><text:span text:style-name="T361">Melhorando a estrutura</text:span></text:p>
      <text:p text:style-name="P152"/>
      <text:p text:style-name="P152"><text:span text:style-name="T354">As </text:span><text:span text:style-name="T488">chaves</text:span><text:span text:style-name="T487"> primária</text:span><text:span text:style-name="T488">s</text:span><text:span text:style-name="T355"> </text:span><text:span text:style-name="T427">(primary Key ou PK) </text:span>são muito importantes e impedem a repetição de tuplas/registros/linhas dentro de uma mesma tabela. Não existem 2 tuplas com a mesma chave primária.</text:p>
      <text:p text:style-name="P152"/>
      <text:p text:style-name="P182"><text:span text:style-name="T425">O servidor MySQL suporta os estilos de</text:span><text:span text:style-name="T374"> comentário</text:span><text:span text:style-name="T425"> </text:span><text:span text:style-name="T374">#</text:span><text:span text:style-name="T425"> no fim da linha, </text:span><text:span text:style-name="T374">-- </text:span><text:span text:style-name="T425">no fim da linha(são 2 hifens + espaço) e </text:span><text:span text:style-name="T374">/*</text:span><text:span text:style-name="T425">na linha ou em múltiplas linhas</text:span><text:span text:style-name="T374">*/</text:span></text:p>
      <text:p text:style-name="P183"><text:span text:style-name="T464">O</text:span> estilo <text:span text:style-name="T370">(--)</text:span><text:span text:style-name="T369"> </text:span>é o padrão internacional ANSI SQL, sendo aceito por todos os SGBDs, portanto é o mais recomendável <text:span text:style-name="T464">a fim de evitar transtornos em uma possível migração SGBDs, de um MySQL para um Oracle DB, por exemplo.. </text:span></text:p>
      <text:p text:style-name="P148"/>
      <text:p text:style-name="P155"><text:span text:style-name="T355">Parâmetros</text:span> em SQL são <text:span text:style-name="T551">as restrições, </text:span>chamados de <text:span text:style-name="T487">Constraints</text:span> e são separados por espaços e não vírgulas. Dentre alguns exemplos estão: <text:span text:style-name="T506">DEFAULT</text:span>, <text:span text:style-name="T506">NOT</text:span> <text:span text:style-name="T506">NULL</text:span>, <text:span text:style-name="T506">PRIMARY</text:span> <text:span text:style-name="T506">KEY</text:span>, <text:span text:style-name="T506">AUTO_INCREMENT, </text:span><text:span text:style-name="T521">UNIQUE</text:span></text:p>
      <text:p text:style-name="P156"/>
      <text:p text:style-name="P208"><text:span text:style-name="T397">Ao</text:span><text:span text:style-name="T396"> escrever os campos/</text:span><text:span text:style-name="T402">colunas</text:span><text:span text:style-name="T396"> entre crases, </text:span><text:span text:style-name="T401">permite-se</text:span><text:span text:style-name="T396"> conter espaços ou acentos. </text:span><text:span text:style-name="T398">Portanto coloque:</text:span></text:p>
      <text:list xml:id="list348318128" text:style-name="L6">
        <text:list-item>
          <text:p text:style-name="P252"><text:span text:style-name="T407">Entre crases</text:span><text:span text:style-name="T395"> todo caractere/string de </text:span><text:span text:style-name="T410">definição</text:span><text:span text:style-name="T395"> (create table </text:span><text:span text:style-name="T396">`pessoas`)</text:span></text:p>
        </text:list-item>
        <text:list-item>
          <text:p text:style-name="P251"><text:span text:style-name="T408">E</text:span><text:span text:style-name="T409">ntre aspas</text:span><text:span text:style-name="T396"> </text:span><text:span text:style-name="T409">simples</text:span><text:span text:style-name="T396"> </text:span><text:span text:style-name="T397">t</text:span><text:span text:style-name="T396">odo caractere/</text:span><text:span text:style-name="T399">string </text:span><text:span text:style-name="T400">de </text:span><text:span text:style-name="T411">valoração</text:span><text:span text:style-name="T400"> </text:span><text:span text:style-name="T399">(`sexo` = ‘M’)</text:span></text:p>
        </text:list-item>
      </text:list>
      <text:p text:style-name="P156"/>
      <text:p text:style-name="P156">Não cadastr<text:span text:style-name="T465">e</text:span> idade<text:span text:style-name="T555">s</text:span> em banco de dados pois são dados que mudam frequentemente</text:p>
      <text:p text:style-name="P156"/>
      <text:p text:style-name="P151"/>
      <text:p text:style-name="P150">Padrões de Codificação</text:p>
      <text:p text:style-name="P157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77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57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59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58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65"><text:span text:style-name="T98">Collation</text:span><text:span text:style-name="T96"> é a </text:span><text:span text:style-name="T109">maneira</text:span><text:span text:style-name="T96"> de codificação de caracteres que um </text:span><text:span text:style-name="T108">SG</text:span><text:span text:style-name="T97">BD</text:span><text:span text:style-name="T96"> utiliza para interpretá-los.</text:span></text:p>
      <text:p text:style-name="P165"><text:span text:style-name="T108">C</text:span><text:span text:style-name="T96">ada Collation tem uma ordem diferente, </text:span><text:span text:style-name="T109">sendo assim,</text:span><text:span text:style-name="T96"> o “A” é um </text:span><text:span text:style-name="T97">caractere</text:span><text:span text:style-name="T96"> diferente do “a”, caso </text:span><text:span text:style-name="T107">a</text:span><text:span text:style-name="T96"> collation seja </text:span><text:span text:style-name="T108">C</text:span><text:span text:style-name="T96">ase-</text:span><text:span text:style-name="T108">S</text:span><text:span text:style-name="T96">ensitive </text:span><text:span text:style-name="T108">(CS</text:span><text:span text:style-name="T109"> – </text:span><text:span text:style-name="T108">d</text:span><text:span text:style-name="T96">iferenciação de maiúsculos e minúsculos) e o “a” é diferente do “á”, caso o collation seja Accent-Sensitive (</text:span><text:span text:style-name="T109">AS – </text:span><text:span text:style-name="T96">diferenciação de acentos). </text:span></text:p>
      <text:p text:style-name="P165"><text:span text:style-name="T99">P</text:span><text:span text:style-name="T96">or exemplo: a collation </text:span><text:span text:style-name="T98">Latin1_General_CI_AS</text:span><text:span text:style-name="T96"> define que o sistema deverá </text:span><text:span text:style-name="T100">operar como caracteres latinos, tratando-os</text:span><text:span text:style-name="T96"> como </text:span><text:span text:style-name="T109">C</text:span><text:span text:style-name="T96">ase-</text:span><text:span text:style-name="T109">I</text:span><text:span text:style-name="T96">nsensitive (CI) e </text:span><text:span text:style-name="T109">A</text:span><text:span text:style-name="T96">centue-</text:span><text:span text:style-name="T109">S</text:span><text:span text:style-name="T96">ensitive (AS).</text:span></text:p>
      <text:p text:style-name="P165"><text:span text:style-name="T107">Lembrando que </text:span><text:span text:style-name="T96">Case-Insensitive </text:span><text:span text:style-name="T106">é </text:span><text:span text:style-name="T109">i</text:span><text:span text:style-name="T106">nsensível, </text:span><text:span text:style-name="T107">ou seja, </text:span><text:span text:style-name="T96">não diferencia letras maiúsculas de minúsculas.</text:span></text:p>
      <text:p text:style-name="P58">Escolher uma collation errada pode implicar em problemas como:</text:p>
      <text:list xml:id="list37150156" text:style-name="L7">
        <text:list-item>
          <text:p text:style-name="P238">Gravação ou leitura de caracteres errados</text:p>
        </text:list-item>
        <text:list-item>
          <text:p text:style-name="P238">Performance prejudicada nas consultas</text:p>
        </text:list-item>
        <text:list-item>
          <text:p text:style-name="P238">Erros em consultas com JOIN ou comparação de textos.</text:p>
        </text:list-item>
      </text:list>
      <text:p text:style-name="P13"/>
      <text:p text:style-name="P14"/>
      <text:p text:style-name="P201"><text:span text:style-name="T92">A</text:span><text:span text:style-name="T91">ULA </text:span><text:span text:style-name="T266">5</text:span><text:span text:style-name="T91"> – </text:span><text:span text:style-name="T93">INSERT INTO</text:span></text:p>
      <text:p text:style-name="P1"/>
      <text:p text:style-name="P3"/>
      <text:p text:style-name="P16">A SQL é separada por <text:span text:style-name="T355">categorias</text:span>: <text:span text:style-name="T506">DDL, DML, DQL, DCL, TCL</text:span></text:p>
      <text:p text:style-name="P16"/>
      <text:p text:style-name="P166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66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70"/>
      <text:p text:style-name="P199"><text:span text:style-name="T2">AULA </text:span><text:span text:style-name="T264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84"><text:span text:style-name="T29">A</text:span><text:span text:style-name="T2"> palavra </text:span><text:span text:style-name="T316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69">AULA <text:span text:style-name="T422">7</text:span> – Manipulando Tuplas</text:p>
      <text:p text:style-name="P2"/>
      <text:p text:style-name="P167"><text:span text:style-name="T2">Linhas, </text:span><text:span text:style-name="T32">rows,</text:span><text:span text:style-name="T2"> registros, tuplas são sinônimos. </text:span></text:p>
      <text:p text:style-name="P167"><text:span text:style-name="T2">Assim como Colunas, </text:span><text:span text:style-name="T31">Atributos</text:span><text:span text:style-name="T2"> e Campos.</text:span></text:p>
      <text:p text:style-name="P19"/>
      <text:p text:style-name="P168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479">sempre restrições/</text:span>constraints <text:span text:style-name="T479">como </text:span><text:span text:style-name="T356">LIMIT 1</text:span><text:span text:style-name="T479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10">TRUNCATE</text:span><text:span text:style-name="T479">: </text:span>Truncar uma tabela é apagar <text:span text:style-name="T466">todos</text:span> os seus registros.</text:p>
      <text:p text:style-name="P23"/>
      <text:p text:style-name="P191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72">AULA <text:span text:style-name="T422">8</text:span> – Gerenciando cópias de segurança</text:p>
      <text:p text:style-name="P8"/>
      <text:p text:style-name="P24">O Backup de um BD é chamado de <text:span text:style-name="T507">Dump</text:span><text:span text:style-name="T355"><text:line-break/></text:span></text:p>
      <text:list xml:id="list115090221" text:style-name="L8">
        <text:list-item>
          <text:p text:style-name="P231">Dentro do Workbench, Clique na Aba Server, opção Data Export. </text:p>
        </text:list-item>
        <text:list-item>
          <text:p text:style-name="P247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32">Depois escolha a forma de exportação, seja uma folder ou arquivo único.</text:p>
        </text:list-item>
        <text:list-item>
          <text:p text:style-name="P249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33">No MySQL, fisicamente, um <text:span text:style-name="T503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8"/>
      <text:p text:style-name="P200"><text:span text:style-name="T64">A</text:span><text:span text:style-name="T2">ULA </text:span><text:span text:style-name="T264">9</text:span><text:span text:style-name="T2"> e </text:span><text:span text:style-name="T264">10</text:span><text:span text:style-name="T2"> – PHPMyAdmin</text:span></text:p>
      <text:p text:style-name="P57"/>
      <text:p text:style-name="P164"><text:span text:style-name="T111">Uma</text:span><text:span text:style-name="T105"> base de dados </text:span><text:span text:style-name="T111">deve </text:span><text:span text:style-name="T105">est</text:span><text:span text:style-name="T111">ar</text:span><text:span text:style-name="T105"> </text:span><text:span text:style-name="T104">sempre</text:span><text:span text:style-name="T105"> no servidor</text:span><text:span text:style-name="T110">. É</text:span><text:span text:style-name="T101"> possível acessar remotamente qualquer servidor, contanto que você tenha </text:span><text:span text:style-name="T114">seu</text:span><text:span text:style-name="T101"> endereço e login.</text:span></text:p>
      <text:p text:style-name="P56"/>
      <text:p text:style-name="P164"><text:span text:style-name="T101">O </text:span><text:span text:style-name="T322">PHP</text:span><text:span text:style-name="T321">MyAdmin</text:span><text:span text:style-name="T1"> é </text:span><text:span text:style-name="T102">uma </text:span><text:span text:style-name="T101">ferramenta, </text:span><text:span text:style-name="T1">um </text:span><text:span text:style-name="T103">aplicativo web</text:span><text:span text:style-name="T101"> </text:span><text:span text:style-name="T102">com o objetivo de facilitar e automatizar a criação/administração de banco de dados </text:span><text:span text:style-name="T113">no SGBD</text:span><text:span text:style-name="T102"> MySQL através da internet. </text:span><text:span text:style-name="T110">Bem como</text:span><text:span text:style-name="T105"> o Wamp entrega um </text:span><text:span text:style-name="T110">servidor/</text:span><text:span text:style-name="T105">console e o Workbench entrega uma interface gráfica </text:span><text:span text:style-name="T112">do SGBD MySQL</text:span><text:span text:style-name="T105">.</text:span></text:p>
      <text:p text:style-name="P4"/>
      <text:p text:style-name="P206"><text:span text:style-name="T268">Digite no navegador a URL </text:span><text:a xlink:type="simple" xlink:href="http://localhost/phpmyadmin" text:style-name="Internet_20_link" text:visited-style-name="Visited_20_Internet_20_Link"><text:span text:style-name="T421">localhost/phpmyadmin</text:span></text:a><text:span text:style-name="T269"> para abrir o app.</text:span></text:p>
      <text:p text:style-name="P59"/>
      <text:p text:style-name="P171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69"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77"><text:soft-page-break/><text:span text:style-name="T81">O</text:span><text:span text:style-name="T2">s engines mais comuns são:</text:span></text:p>
      <text:list xml:id="list1383100874" text:style-name="L9">
        <text:list-item>
          <text:p text:style-name="P248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48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48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78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4"/>
      <text:p text:style-name="P200"><text:span text:style-name="T2">AULA </text:span><text:span text:style-name="T264">11</text:span><text:span text:style-name="T2">, </text:span><text:span text:style-name="T265">12</text:span><text:span text:style-name="T66"> e </text:span><text:span text:style-name="T265">13</text:span><text:span text:style-name="T66"> – O comando SELECT</text:span></text:p>
      <text:p text:style-name="P25"/>
      <text:p text:style-name="P26">O maior comando é o <text:span text:style-name="T507">SELECT</text:span>, sendo o mais utilizado <text:span text:style-name="T480">e</text:span> de maior quantidade de parâmetros. <text:span text:style-name="T481">Alguns autores consideram esse como um comando DML, já outros, como uma classe própria DQL.</text:span></text:p>
      <text:p text:style-name="P26"/>
      <text:p text:style-name="P27"><text:span text:style-name="T360">ResultSet </text:span><text:span text:style-name="T493">ou </text:span><text:span text:style-name="T357">R</text:span><text:span text:style-name="T355">esult</text:span><text:span text:style-name="T358">Grid</text:span>: <text:span text:style-name="T552">esta janela apresentada no Workbench mostra o </text:span>resultado de consulta, <text:span text:style-name="T482">nele também é possível fazer edições no BD.</text:span></text:p>
      <text:p text:style-name="P26"/>
      <text:p text:style-name="P172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73"/>
      <text:p text:style-name="P174">Existem algumas diferenças no comando SELECT entre os diferentes B<text:span text:style-name="T480">D</text:span>s</text:p>
      <text:p text:style-name="P174"/>
      <text:p text:style-name="P175"><text:span text:style-name="T482">Se a tabela estiver configurada como </text:span>CaseSensitive, <text:span text:style-name="T482">o</text:span> operador <text:span text:style-name="T506">LIKE</text:span> diferencia<text:span text:style-name="T482">rá</text:span> <text:span text:style-name="T418">letras</text:span> maiúsculas de minúsculas.</text:p>
      <text:p text:style-name="P170"><text:span text:style-name="T69">O</text:span><text:span text:style-name="T66"> </text:span><text:span text:style-name="T88">operador</text:span><text:span text:style-name="T69"> </text:span><text:span text:style-name="T44">‘</text:span><text:span text:style-name="T318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90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87"><text:span text:style-name="T66">A </text:span><text:span text:style-name="T2">função </text:span><text:span text:style-name="T317">count()</text:span><text:span text:style-name="T36"> </text:span><text:span text:style-name="T2">calcula a </text:span><text:span text:style-name="T51">quantidade</text:span><text:span text:style-name="T2"> de elementos</text:span></text:p>
      <text:p text:style-name="P187"><text:span text:style-name="T2">A função </text:span><text:span text:style-name="T317">concat()</text:span><text:span text:style-name="T2"> faz a concatenação entre as strings apresentadas no SELECT</text:span></text:p>
      <text:p text:style-name="P188"><text:soft-page-break/><text:span text:style-name="T2">A função </text:span><text:span text:style-name="T319">max()</text:span><text:span text:style-name="T49"> </text:span><text:span text:style-name="T88">retorna o maior valor</text:span></text:p>
      <text:p text:style-name="P188"><text:span text:style-name="T2">A função </text:span><text:span text:style-name="T319">min()</text:span><text:span text:style-name="T49"> </text:span><text:span text:style-name="T88">retorna o menor valor</text:span></text:p>
      <text:p text:style-name="P188"><text:span text:style-name="T2">A função </text:span><text:span text:style-name="T319">sum()</text:span><text:span text:style-name="T88"> calcula a soma do valores</text:span></text:p>
      <text:p text:style-name="P188"><text:span text:style-name="T2">A função </text:span><text:span text:style-name="T319">avg()</text:span><text:span text:style-name="T88"> calcula a média aritmética</text:span></text:p>
      <text:p text:style-name="P205"><text:span text:style-name="T348">A </text:span><text:span text:style-name="T349">função </text:span><text:span text:style-name="T324">r</text:span><text:span text:style-name="T325">eplace()</text:span><text:span text:style-name="T349"> substitui uma string ou parte dela, sua sintaxe é<text:line-break/><text:tab/><text:tab/></text:span><text:span text:style-name="T344">REPLACE</text:span><text:span text:style-name="T350">(</text:span><text:span text:style-name="T352">cadeia</text:span><text:span text:style-name="T350">; </text:span><text:span text:style-name="T352">texto_anterior</text:span><text:span text:style-name="T350">; </text:span><text:span text:style-name="T352">texto_novo</text:span><text:span text:style-name="T350">)</text:span><text:span text:style-name="T346"><text:line-break/></text:span><text:span text:style-name="T349">Exemplo:</text:span><text:span text:style-name="T347"> <text:tab/></text:span><text:span text:style-name="T345">REPLACE</text:span><text:span text:style-name="T351">("abcdefg";"bcd";"12345")</text:span></text:p>
      <text:p text:style-name="P28"/>
      <text:p text:style-name="P185"><text:span text:style-name="T320">HAVING</text:span><text:span text:style-name="T2"> </text:span><text:span text:style-name="T89">é o filtro do</text:span><text:span text:style-name="T2"> </text:span><text:span text:style-name="T320">GROUP</text:span><text:span text:style-name="T36"> </text:span><text:span text:style-name="T320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42"/>
      <text:p text:style-name="P42"/>
      <text:p text:style-name="P186"><text:span text:style-name="T275">AULA </text:span><text:span text:style-name="T267">14</text:span><text:span text:style-name="T275"> – </text:span><text:span text:style-name="T276">Modelo Relacional</text:span></text:p>
      <text:p text:style-name="P4"/>
      <text:p text:style-name="P29">Toda <text:span text:style-name="T355">Entidade</text:span> possui uma coleção de <text:span text:style-name="T355">Atributos</text:span> definidos <text:span text:style-name="T552">e </text:span>esses atributos <text:span text:style-name="T483">contém</text:span> os <text:span text:style-name="T355">Dados</text:span>.</text:p>
      <text:p text:style-name="P29"/>
      <text:p text:style-name="P29"><text:span text:style-name="T502">O diferencial</text:span> <text:span text:style-name="T483">d</text:span>o Modelo Relacional de BD é <text:span text:style-name="T502">a possibilidade de</text:span> fazer ligações entre suas Entidades</text:p>
      <text:p text:style-name="P29"/>
      <text:p text:style-name="P29">O <text:span text:style-name="T355">Diagrama Entidade-Relacionamento</text:span> é uma maneira gráfica de representar como o Modelo Relacional vai funcionar dentro do BD.</text:p>
      <text:p text:style-name="P29"/>
      <text:p text:style-name="P176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7"/>
      <text:p text:style-name="P192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30"/>
      <text:p text:style-name="P30"><text:span text:style-name="T355">Chave Estrangeira</text:span> <text:span text:style-name="T558">(FK - Foreign key) </text:span>é <text:span text:style-name="T554">quando um atributo em uma tabela é </text:span>a chave primária de <text:span text:style-name="T466">outra tabela</text:span>, <text:span text:style-name="T558">não permitindo que o campo FK contenha valores diferentes do campo PK</text:span>.</text:p>
      <text:p text:style-name="P30"/>
      <text:p text:style-name="P50"><text:span text:style-name="T355">Chave Candidata</text:span> ocorre quando em uma tabela existe mais de uma coluna possuindo a <text:span text:style-name="T466">propriedade de identificação única</text:span>. É apenas conceitual, ou seja, ela não é implementada. Exemplos: Matrícula, CPF, RG, Título de Eleitor, etc.</text:p>
      <text:p text:style-name="P130">Onde posicionar a chave estrangeira?</text:p>
      <text:p text:style-name="P5"/>
      <text:p text:style-name="P6"><text:span text:style-name="T428">Em um </text:span><text:span text:style-name="T484">relacionamento </text:span><text:span text:style-name="T515">1</text:span><text:span text:style-name="T484"> pra </text:span><text:span text:style-name="T515">1</text:span><text:span text:style-name="T428">, que são mais raros de ocorrer, verifique a possibilidade de juntar essas 2 tabelas numa só. Nesse tipo de relacionamento 1/1, a entidade forte recebe a chave estrangeira da entidade fraca. L</text:span><text:span text:style-name="T454">embrando que uma </text:span><text:span text:style-name="T553">entidade fraca</text:span><text:span text:style-name="T454"> </text:span><text:span text:style-name="T476">não possui atributos capazes de compor sua chave primária</text:span><text:span text:style-name="T454">.</text:span></text:p>
      <text:p text:style-name="P32"><draw:frame draw:style-name="fr5" draw:name="Figura3" text:anchor-type="paragraph" svg:width="17.59cm" svg:height="6.669cm" draw:z-index="2"><draw:image xlink:href="Pictures/10000001000003DA0000017696B39812AD6F2E6C.png" xlink:type="simple" xlink:show="embed" xlink:actuate="onLoad" draw:mime-type="image/png"/></draw:frame></text:p>
      <text:p text:style-name="P33"/>
      <text:p text:style-name="P33"/>
      <text:p text:style-name="P33">Em um <text:span text:style-name="T355">relacionamento de </text:span><text:span text:style-name="T491">1</text:span><text:span text:style-name="T355"> p</text:span><text:span text:style-name="T359">r</text:span><text:span text:style-name="T355">a </text:span><text:span text:style-name="T491">n</text:span>, a chave primária do <text:line-break/>lado <text:span text:style-name="T491">1</text:span><text:span text:style-name="T490"> </text:span><text:span text:style-name="T355">vai pro lado </text:span><text:span text:style-name="T491">n</text:span>, virando chave estrangeira.</text:p>
      <text:p text:style-name="P33"/>
      <text:p text:style-name="P31"><draw:frame draw:style-name="fr5" draw:name="Figura2" text:anchor-type="paragraph" svg:width="17.59cm" svg:height="7.652cm" draw:z-index="1"><draw:image xlink:href="Pictures/10000001000003AC000001998F24A4C7D89B34C4.png" xlink:type="simple" xlink:show="embed" xlink:actuate="onLoad" draw:mime-type="image/png"/></draw:frame><text:s/></text:p>
      <text:p text:style-name="P31"/>
      <text:p text:style-name="P193"><text:span text:style-name="T2">Em um </text:span><text:span text:style-name="T36">relacionamento de </text:span><text:span text:style-name="T317">n </text:span><text:span text:style-name="T36">para </text:span><text:span text:style-name="T317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71"><draw:frame draw:style-name="fr5" draw:name="Figura4" text:anchor-type="paragraph" svg:width="19.923cm" svg:height="5.248cm" draw:z-index="3"><draw:image xlink:href="Pictures/10000000000009340000019656263430C0C7E662.png" xlink:type="simple" xlink:show="embed" xlink:actuate="onLoad" draw:mime-type="image/png"/></draw:frame></text:p>
      <text:p text:style-name="P200"><text:span text:style-name="T2">AULA </text:span><text:span text:style-name="T264">15</text:span><text:span text:style-name="T2"> – </text:span><text:span text:style-name="T74">Chaves Estrangeiras e JOIN</text:span></text:p>
      <text:p text:style-name="P49"/>
      <text:p text:style-name="P179"><text:span text:style-name="T74"><text:tab/>N</text:span><text:span text:style-name="T2">ão é possível apagar tuplas/registros quando os mesmos têm relacionamento com outra tabela através de chave estrangeira.</text:span></text:p>
      <text:p text:style-name="P189"><text:span text:style-name="T2"><text:tab/>O comando </text:span><text:span text:style-name="T317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80"><text:span text:style-name="T2"><text:tab/>Sempre que utilizar o comando </text:span><text:span text:style-name="T317">JOIN</text:span><text:span text:style-name="T2">, será necessário também utilizar o comando/</text:span><text:span text:style-name="T84">cláusula</text:span><text:span text:style-name="T2"> </text:span><text:span text:style-name="T317">ON</text:span></text:p>
      <text:p text:style-name="P180"><text:span text:style-name="T2"><text:tab/>Sempre que declarar somente o comando JOIN, o sistema entenderá como </text:span><text:span text:style-name="T87">o padrão</text:span><text:span text:style-name="T2"> </text:span><text:span text:style-name="T317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81"><text:span text:style-name="T2"><text:tab/>Para apresentar todos os registros de uma ou outra tabela, utilize o comando </text:span><text:span text:style-name="T317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51"><draw:frame draw:style-name="fr3" draw:name="Figura6" text:anchor-type="as-char" svg:width="13.824cm" svg:height="6.011cm" draw:z-index="4"><draw:image xlink:href="Pictures/100000010000055000000300A919BDE2AE71C670.png" xlink:type="simple" xlink:show="embed" xlink:actuate="onLoad" draw:mime-type="image/png"/></draw:frame></text:p>
      <text:p text:style-name="P52"><text:span text:style-name="T571">Nas seleções com </text:span><text:span text:style-name="T511">NATURAL JOIN</text:span><text:span text:style-name="T571"> as </text:span>colunas com o mesmo nome de tabelas associadas <text:span text:style-name="T571">(FKs)</text:span> aparecerão apenas uma vez.</text:p>
      <text:p text:style-name="P73">AULA <text:span text:style-name="T485">16</text:span> – <text:span text:style-name="T420">INNER JOIN com várias tabelas</text:span></text:p>
      <text:p text:style-name="P9"/>
      <text:p text:style-name="P34">A chave estrangeira deve ser do <text:span text:style-name="T355">mesmo tipo</text:span> da chave primária</text:p>
      <text:p text:style-name="P34"/>
      <text:p text:style-name="P36"><draw:frame draw:style-name="fr2" draw:name="Figura7" text:anchor-type="paragraph" svg:x="1.471cm" svg:y="2.697cm" svg:width="14.893cm" svg:height="8.299cm" draw:z-index="5"><draw:image xlink:href="Pictures/1000000100000550000002F6F866AB3128ACEC35.png" xlink:type="simple" xlink:show="embed" xlink:actuate="onLoad" draw:mime-type="image/png"/></draw:frame>Para mostrar dados de duas tabelas diferentes, quando as mesmas têm um relacionamento de <text:span text:style-name="T355">n pra n</text:span>, <text:span text:style-name="T492">será</text:span> necessário criar uma terceira tabela, para receber as <text:span text:style-name="T466">chaves</text:span> <text:span text:style-name="T466">estrangeiras</text:span> (como mostra a figura abaixo), e depois <text:span text:style-name="T492">declarar</text:span> 2 comandos JOINS na <text:span text:style-name="T492">mesma</text:span> linha de comando.</text:p>
      <text:p text:style-name="P36"/>
      <text:p text:style-name="P217"><text:span text:style-name="T147">Enquanto a cláusula JOIN é usada para combinar </text:span><text:span text:style-name="T168">colunas</text:span><text:span text:style-name="T147"> de diferentes tabelas, a cláusula </text:span><text:span text:style-name="T299">UNION</text:span><text:span text:style-name="T147"> é usada para combinar </text:span><text:span text:style-name="T168">linhas</text:span><text:span text:style-name="T147">. Esses comandos são completamente diferentes porque JOIN relaciona dados similares de diferentes tabelas, </text:span><text:span text:style-name="T148">já </text:span><text:span text:style-name="T147">a cláusula UNION retorna o resultado de duas requisições diferentes como um único </text:span><text:span text:style-name="T148">conjunto de registros, ou seja, </text:span><text:span text:style-name="Strong_20_Emphasis"><text:span text:style-name="T169">combina os resultados de múltiplas queries em um só retorno</text:span></text:span><text:span text:style-name="T169"> </text:span><text:span text:style-name="T148">.</text:span></text:p>
      <text:p text:style-name="P217"><text:span text:style-name="T148"><draw:frame draw:style-name="fr1" draw:name="Figura10" text:anchor-type="as-char" svg:width="8.737cm" svg:height="5.394cm" draw:z-index="9"><draw:image xlink:href="Pictures/1000000100000159000000D5D32898C5F98A5CCF.png" xlink:type="simple" xlink:show="embed" xlink:actuate="onLoad" draw:mime-type="image/png"/></draw:frame></text:span><text:span text:style-name="T148"><text:tab/><text:tab/></text:span><text:span text:style-name="T148"><draw:frame draw:style-name="fr4" draw:name="Figura11" text:anchor-type="as-char" svg:y="-5.394cm" svg:width="7.481cm" svg:height="5.392cm" draw:z-index="10"><draw:image xlink:href="Pictures/1000000100000158000000F818926F9383E45537.png" xlink:type="simple" xlink:show="embed" xlink:actuate="onLoad" draw:mime-type="image/png"/></draw:frame></text:span></text:p>
      <text:p text:style-name="P132"><text:span text:style-name="T544">Conteúdo </text:span>E<text:span text:style-name="T544">xtra</text:span></text:p>
      <text:p text:style-name="P125"/>
      <text:p text:style-name="P35">Também existem Relacionamentos <text:span text:style-name="T419">com grau maiores que 2, como os </text:span>ternários, quaternários, etc. O <text:span text:style-name="T355">relacionamento ternário</text:span> é muito útil em projetos de BDs Dimensionais, na área de Date Ware<text:span text:style-name="T492">h</text:span>ouse.</text:p>
      <text:p text:style-name="P10"><draw:frame draw:style-name="fr3" draw:name="Figura8" text:anchor-type="as-char" svg:width="16.193cm" svg:height="11.977cm" draw:z-index="6"><draw:image xlink:href="Pictures/10000001000003B5000002BEF9108B8C76DC915E.png" xlink:type="simple" xlink:show="embed" xlink:actuate="onLoad" draw:mime-type="image/png"/></draw:frame></text:p>
      <text:list xml:id="list1447945216" text:style-name="L10">
        <text:list-item>
          <text:p text:style-name="P253"><text:span text:style-name="T220">Comandos </text:span><text:span text:style-name="T278">TCL</text:span></text:p>
          <text:p text:style-name="P234"/>
        </text:list-item>
      </text:list>
      <text:list xml:id="list1539307501" text:style-name="L11">
        <text:list-item>
          <text:list>
            <text:list-item>
              <text:p text:style-name="P254"><text:span text:style-name="T222">BEGIN: </text:span><text:span text:style-name="T228">indica o </text:span><text:span text:style-name="T233">início</text:span><text:span text:style-name="T228"> de uma transação </text:span><text:span text:style-name="T232">e todos seus comandos devem vir logo abaixo</text:span></text:p>
            </text:list-item>
            <text:list-item>
              <text:p text:style-name="P256"><text:span text:style-name="T158">COMMIT</text:span><text:span text:style-name="T149">: </text:span><text:span text:style-name="T150">(</text:span><text:span text:style-name="T151">comprometer</text:span><text:span text:style-name="T150">) </text:span><text:span text:style-name="T151">torna permanente um conjunto de alterações, ou seja, efetiva a transação.</text:span></text:p>
            </text:list-item>
            <text:list-item>
              <text:p text:style-name="P255"><text:span text:style-name="T221">ROLLBACK</text:span><text:span text:style-name="T228">: </text:span><text:span text:style-name="T232">(restaurar) </text:span><text:span text:style-name="T228">desistência da transação, </text:span><text:span text:style-name="T229">cancela todas as alterações efetuadas porque algo deu errado </text:span><text:span text:style-name="T230">e </text:span><text:span text:style-name="T228">restaura banco de dados ao </text:span><text:span text:style-name="T238">estado </text:span><text:span text:style-name="T228">original desde o último COMMIT </text:span></text:p>
            </text:list-item>
            <text:list-item>
              <text:p text:style-name="P235"><text:span text:style-name="T364">SAVEPOINT</text:span><text:span text:style-name="T559">: identificar um ponto em uma transação para que mais tarde você possa efetuar um ROLLBACK </text:span></text:p>
            </text:list-item>
          </text:list>
        </text:list-item>
      </text:list>
      <text:list xml:id="list392878233" text:style-name="L12">
        <text:list-item>
          <text:p text:style-name="P270"><text:span text:style-name="T288">Criando usuários</text:span><text:span text:style-name="T160"> em um BD:</text:span></text:p>
        </text:list-item>
      </text:list>
      <text:p text:style-name="P40"/>
      <text:list xml:id="list560852904" text:style-name="L13">
        <text:list-item>
          <text:list>
            <text:list-item>
              <text:p text:style-name="P257"><text:span text:style-name="T292">CREATE</text:span><text:span text:style-name="T122"> </text:span><text:span text:style-name="T292">USER</text:span><text:span text:style-name="T122"> </text:span><text:span text:style-name="T326">gerencia</text:span><text:span text:style-name="T122">@localhoster </text:span><text:span text:style-name="T292">IDENTIFIED</text:span><text:span text:style-name="T122"> </text:span><text:span text:style-name="T292">BY</text:span><text:span text:style-name="T122"> ‘</text:span><text:span text:style-name="T326">123</text:span><text:span text:style-name="T122">’;</text:span></text:p>
            </text:list-item>
            <text:list-item>
              <text:p text:style-name="P258"><text:span text:style-name="T292">G</text:span><text:span text:style-name="T293">RANT</text:span><text:span text:style-name="T123"> </text:span><text:span text:style-name="T301">insert</text:span><text:span text:style-name="T123"> </text:span><text:span text:style-name="T293">ON</text:span><text:span text:style-name="T123"> </text:span><text:span text:style-name="T328">aula</text:span><text:span text:style-name="T123">.</text:span><text:span text:style-name="T328">cidade</text:span><text:span text:style-name="T123"> </text:span><text:span text:style-name="T293">TO</text:span><text:span text:style-name="T123"> </text:span><text:span text:style-name="T326">gerencia</text:span><text:span text:style-name="T122">@localhoster; </text:span><text:span text:style-name="T330">//</text:span><text:span text:style-name="T333">concede privilégios de inserção, n</text:span><text:span text:style-name="T331">o</text:span><text:span text:style-name="T333"> </text:span><text:span text:style-name="T339">banco</text:span><text:span text:style-name="T333"> `aula` e </text:span><text:span text:style-name="T339">tabela</text:span><text:span text:style-name="T333"> `cidade`, para </text:span><text:span text:style-name="T338">o </text:span><text:span text:style-name="T341">usuário</text:span><text:span text:style-name="T333">`gerencia`, </text:span><text:span text:style-name="T338">na </text:span><text:span text:style-name="T341">conexão</text:span><text:span text:style-name="T338"> `localhoster`</text:span></text:p>
            </text:list-item>
            <text:list-item>
              <text:p text:style-name="P259"><text:span text:style-name="T293">GRANT</text:span><text:span text:style-name="T123"> </text:span><text:span text:style-name="T301">all privileges</text:span><text:span text:style-name="T123"> </text:span><text:span text:style-name="T293">ON</text:span><text:span text:style-name="T123"> </text:span><text:span text:style-name="T328">aula</text:span><text:span text:style-name="T123">.</text:span><text:span text:style-name="T327">cidade</text:span><text:span text:style-name="T123"> </text:span><text:span text:style-name="T293">TO</text:span><text:span text:style-name="T123"> </text:span><text:span text:style-name="T326">gerencia</text:span><text:span text:style-name="T122">@localhoster;</text:span></text:p>
            </text:list-item>
            <text:list-item>
              <text:p text:style-name="P260"><text:span text:style-name="T292">GRANT</text:span><text:span text:style-name="T122"> </text:span><text:span text:style-name="T300">all privileges</text:span><text:span text:style-name="T122"> </text:span><text:span text:style-name="T292">ON</text:span><text:span text:style-name="T122"> </text:span><text:span text:style-name="T153">*</text:span><text:span text:style-name="T122">.</text:span><text:span text:style-name="T154">*</text:span><text:span text:style-name="T122"> </text:span><text:span text:style-name="T292">TO</text:span><text:span text:style-name="T122"> </text:span><text:span text:style-name="T326">gerencia</text:span><text:span text:style-name="T122">@localhoster; </text:span><text:span text:style-name="T330">//</text:span><text:span text:style-name="T331">concede todos os privilégios, para todas as tabelas de todos os bancos </text:span><text:span text:style-name="T337">(</text:span><text:span text:style-name="T331">master user</text:span><text:span text:style-name="T337">)</text:span></text:p>
            </text:list-item>
            <text:list-item>
              <text:p text:style-name="P261"><text:span text:style-name="T294">REVOKE</text:span><text:span text:style-name="T332"> </text:span><text:span text:style-name="T301">all privileges</text:span><text:span text:style-name="T123"> </text:span><text:span text:style-name="T293">ON</text:span><text:span text:style-name="T123"> </text:span><text:span text:style-name="T328">aula</text:span><text:span text:style-name="T123">.</text:span><text:span text:style-name="T154">*</text:span><text:span text:style-name="T123"> </text:span><text:span text:style-name="T295">FROM</text:span><text:span text:style-name="T123"> </text:span><text:span text:style-name="T326">gerencia</text:span><text:span text:style-name="T122">@localhoster; </text:span><text:span text:style-name="T331">//</text:span><text:span text:style-name="T332">remove todos os direitos, de todas as tabelas do BD `aula</text:span><text:span text:style-name="T335">`</text:span><text:span text:style-name="T332"> do usuário `</text:span><text:span text:style-name="T330">gerencia@localhoster</text:span><text:span text:style-name="T332">`<text:tab/></text:span><text:span text:style-name="T334">ATENÇÃO para o </text:span><text:span text:style-name="T340">FROM</text:span><text:span text:style-name="T334">!</text:span></text:p>
            </text:list-item>
            <text:list-item>
              <text:p text:style-name="P261"><text:span text:style-name="T295">DROP</text:span><text:span text:style-name="T334"> </text:span><text:span text:style-name="T295">USER</text:span><text:span text:style-name="T334"> <text:s/></text:span><text:span text:style-name="T326">gerencia</text:span><text:span text:style-name="T122">@localhoster; </text:span><text:span text:style-name="T330">//</text:span><text:span text:style-name="T334">apaga o usuário<text:line-break/></text:span></text:p>
            </text:list-item>
          </text:list>
        </text:list-item>
      </text:list>
      <text:p text:style-name="P39"><text:span text:style-name="T536">Quando um </text:span><text:span text:style-name="T469">novo usuário</text:span><text:span text:style-name="T536"> é criado, ele não tem </text:span><text:span text:style-name="T469">nenhuma permissão</text:span><text:line-break/></text:p>
      <text:p text:style-name="P219"><text:span text:style-name="T231">Existem 2 m</text:span><text:span text:style-name="T229">étodos de pesquisa de dados:</text:span></text:p>
      <text:list xml:id="list2964418367" text:style-name="L14">
        <text:list-item>
          <text:list>
            <text:list-item>
              <text:p text:style-name="P236"><text:span text:style-name="T505">O comando </text:span><text:span text:style-name="T467">Select</text:span><text:span text:style-name="T505">: e</text:span>xam<text:span text:style-name="T505">ina</text:span> as tabelas  a consulta percorre todos os registros das tabelas e seleciona apenas os verdadeiros </text:p>
            </text:list-item>
            <text:list-item>
              <text:p text:style-name="P236"><text:span text:style-name="T466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3928327823" text:style-name="L15">
        <text:list-item>
          <text:p text:style-name="P262"><text:span text:style-name="T279">Índice</text:span><text:span text:style-name="T280">s</text:span><text:span text:style-name="T136"> são utilizados para facilitar a busca de informações </text:span><text:span text:style-name="T141">de grandes tabelas usando</text:span><text:span text:style-name="T136"> o menor número possível de operações de leitura pois atuam sobre colunas que geralmente são </text:span><text:span text:style-name="T174">chaves das tabelas</text:span><text:span text:style-name="T136">, tornado a </text:span><text:span text:style-name="T166">busca mais rápida</text:span><text:span text:style-name="T136"> e eficiente. Tecnicamente falando, índice é uma estrutura (ou arquivo) auxiliar associado a uma tabela </text:span><text:span text:style-name="T140">com</text:span><text:span text:style-name="T136"> </text:span><text:span text:style-name="T140">a </text:span><text:span text:style-name="T136">função </text:span><text:span text:style-name="T140">de</text:span><text:span text:style-name="T136"> </text:span><text:span text:style-name="T166">acelerar o tempo de acesso</text:span><text:span text:style-name="T136"> às linhas de uma tabela, </text:span><text:span text:style-name="T166">criando ponteiros para os dados</text:span><text:span text:style-name="T136"> armazenados em colunas específicas, </text:span><text:span text:style-name="T141">evitando que seja preciso uma varredura no BD inteiro</text:span><text:span text:style-name="T136">. </text:span></text:p>
          <text:p text:style-name="P262"><text:span text:style-name="T137">Uma tabela pode ter mais de um índice. <text:line-break/></text:span><text:span text:style-name="T134">Veja a sintaxe para criar um índice:<text:line-break/><text:line-break/></text:span><text:span text:style-name="T298">CREATE</text:span><text:span text:style-name="T137"> </text:span><text:span text:style-name="T298">INDEX</text:span><text:span text:style-name="T137"> </text:span><text:span text:style-name="T342">cod_cidade</text:span><text:span text:style-name="T137"> </text:span><text:span text:style-name="T298">ON</text:span><text:span text:style-name="T137"> </text:span><text:span text:style-name="T342">cidade</text:span><text:span text:style-name="T137"> (</text:span><text:span text:style-name="T342">codigo</text:span><text:span text:style-name="T137">);</text:span><text:span text:style-name="T329"><text:tab/></text:span><text:span text:style-name="T336">//cria um índice com nome `cod_cidade`, da tabela `cidade`, na coluna `codigo` <text:line-break/><text:line-break/></text:span><text:span text:style-name="T138">Índices também podem ser </text:span><text:span text:style-name="T139">feitos</text:span><text:span text:style-name="T138"> juntos com a criação da tabela, assim como são criadas as Primary Keys ou Foreign Keys.</text:span></text:p>
        </text:list-item>
      </text:list>
      <text:list xml:id="list3560506546" text:style-name="L16">
        <text:list-item>
          <text:p text:style-name="P263"><text:soft-page-break/><text:span text:style-name="T283">V</text:span><text:span text:style-name="T284">iew</text:span><text:span text:style-name="T287">s</text:span><text:span text:style-name="T124"> </text:span><text:span text:style-name="T134">são consultas pré-programadas que você usa com frequência, </text:span><text:span text:style-name="T124">é uma maneira alternativa de observação de dados de uma ou mais tabelas. Pode ser considerada como uma </text:span><text:span text:style-name="T161">tabela virtual</text:span><text:span text:style-name="T124"> ou uma </text:span><text:span text:style-name="T161">consulta armazenada</text:span><text:span text:style-name="T176"> </text:span><text:span text:style-name="T177">(stored query</text:span><text:span text:style-name="T124">). É basicamente um </text:span><text:span text:style-name="T134">texto </text:span><text:span text:style-name="Source_20_Text"><text:span text:style-name="T135">armazenado </text:span></text:span><text:span text:style-name="T134">de um</text:span><text:span text:style-name="T124"> </text:span><text:span text:style-name="Source_20_Text"><text:span text:style-name="T263">SELECT</text:span></text:span><text:span text:style-name="T124">.</text:span></text:p>
        </text:list-item>
      </text:list>
      <text:p text:style-name="P214"><text:span text:style-name="T124"><text:tab/>Pense que ela é uma </text:span><text:span text:style-name="Emphasis"><text:span text:style-name="T125">query </text:span></text:span><text:span text:style-name="T124">que você armazena em uma variável para não precisar <text:tab/>reescrevê-la</text:span><text:span text:style-name="Emphasis"><text:span text:style-name="T125"> </text:span></text:span><text:span text:style-name="T124">de novo sempre que for necessária a mesma consulta.</text:span></text:p>
      <text:p text:style-name="P214"><text:span text:style-name="T126"><text:tab/>Seus dados são armazenados em uma tabela virtual, </text:span><text:span text:style-name="T162">guardados na memória <text:tab/></text:span><text:span text:style-name="T177"><text:tab/></text:span><text:span text:style-name="T162">cache</text:span><text:span text:style-name="T126">, por </text:span><text:span text:style-name="T130">isso</text:span><text:span text:style-name="T126">, uma View torna-se mais </text:span><text:span text:style-name="T162">rápida</text:span><text:span text:style-name="T126"> do que uma instrução SELECT. <text:tab/></text:span><text:span text:style-name="T142">Sendo assim, a</text:span><text:span text:style-name="T126">s views </text:span><text:span text:style-name="T162">não ocupam espaço no banco de dados</text:span><text:span text:style-name="T126"> </text:span></text:p>
      <text:p text:style-name="P41"><text:tab/><text:span text:style-name="T537">Comandos </text:span><text:span text:style-name="T470">DML refletem automaticamente nas Views</text:span><text:line-break/>Com <text:span text:style-name="T537">elas</text:span> podemos:</text:p>
      <text:list xml:id="list2641006163" text:style-name="L17">
        <text:list-item>
          <text:p text:style-name="P264"><text:span text:style-name="T195">Restringir</text:span><text:span text:style-name="T196"> o acesso</text:span><text:span text:style-name="T126"> de usuários </text:span><text:span text:style-name="T127">a colunas específicas de uma tabela</text:span></text:p>
        </text:list-item>
        <text:list-item>
          <text:p text:style-name="P264"><text:span text:style-name="T178">associar várias colunas</text:span><text:span text:style-name="T127"> (JOIN), formando uma única tabela</text:span><text:span text:style-name="T126"> </text:span><text:span text:style-name="T127">que </text:span><text:span text:style-name="T155">filtra </text:span><text:span text:style-name="T156">e agrega </text:span><text:span text:style-name="T155">as</text:span><text:span text:style-name="T157"> informações</text:span><text:span text:style-name="T127"> em vez de fornecer detalhes</text:span></text:p>
        </text:list-item>
      </text:list>
      <text:p text:style-name="P43"/>
      <text:p text:style-name="P220"><text:span text:style-name="T129">Então sua</text:span><text:span text:style-name="T121">s vantagens são:</text:span></text:p>
      <text:list xml:id="list625487282" text:style-name="L18">
        <text:list-item>
          <text:p text:style-name="P265"><text:span text:style-name="T194">economizar tempo</text:span><text:span text:style-name="T127"> (não é mais preciso escrever instruções enormes pois estas </text:span><text:span text:style-name="Strong_20_Emphasis"><text:span text:style-name="T164">consultas</text:span></text:span><text:span text:style-name="Strong_20_Emphasis"><text:span text:style-name="T128"> </text:span></text:span><text:span text:style-name="T163">pré-definidas</text:span><text:span text:style-name="T127"> </text:span><text:span text:style-name="T163">ficam armazenadas</text:span><text:span text:style-name="T127"> e você não precisa lembrar de como criá-las)</text:span></text:p>
        </text:list-item>
        <text:list-item>
          <text:p text:style-name="P271"><text:span text:style-name="T193">velocidade de acesso às informações</text:span><text:span text:style-name="T121"> (uma vez compilada, seus dados são armazenados em uma tabela temporária/virtual, </text:span><text:span text:style-name="T129">em cache</text:span><text:span text:style-name="T121">)</text:span></text:p>
        </text:list-item>
        <text:list-item>
          <text:p text:style-name="P237"><text:span text:style-name="T533">Segurança</text:span>: as views permitem que ocultemos determinadas colunas de uma tabela, <text:span text:style-name="T466">simplificando o gerenciamento de permissões</text:span> de usuários (em vez de conceder específicas permissões para cada usuário, o administrador pode permitir que consultem dados somente através de views<text:span text:style-name="T542"> – como um firewall)</text:span></text:p>
        </text:list-item>
        <text:list-item>
          <text:p text:style-name="P237"><text:span text:style-name="T365">Reuso</text:span>: podem ser lidas por vários usuários simultaneamente. </text:p>
        </text:list-item>
      </text:list>
      <text:p text:style-name="P55"/>
      <text:p text:style-name="P45"><text:span text:style-name="Source_20_Text"><text:span text:style-name="T513">CREATE</text:span></text:span><text:span text:style-name="Source_20_Text"><text:span text:style-name="T538"> </text:span></text:span><text:span text:style-name="Source_20_Text"><text:span text:style-name="T513">VIEW</text:span></text:span><text:span text:style-name="Source_20_Text"><text:span text:style-name="T538"> </text:span></text:span><text:span text:style-name="Source_20_Text"><text:span text:style-name="T541">vwProdutos<text:tab/><text:tab/></text:span></text:span><text:span text:style-name="Source_20_Text"><text:span text:style-name="T387">//</text:span></text:span><text:span text:style-name="Source_20_Text"><text:span text:style-name="T388">cria uma view</text:span></text:span></text:p>
      <text:p text:style-name="P45"><text:span text:style-name="Source_20_Text"><text:span text:style-name="T513">AS<text:tab/></text:span></text:span><text:span text:style-name="Source_20_Text"><text:span text:style-name="T388"> <text:tab/><text:tab/><text:tab/><text:tab/><text:tab/>//</text:span></text:span><text:span text:style-name="Source_20_Text"><text:span text:style-name="T389">note o comando AS</text:span></text:span></text:p>
      <text:p text:style-name="P124"><text:span text:style-name="T507">SELECT</text:span> <text:tab/><text:span text:style-name="T540">IdProduto</text:span> <text:span text:style-name="T507">AS</text:span> <text:span text:style-name="T540">Código</text:span>,<text:tab/><text:span text:style-name="T369">//alias</text:span></text:p>
      <text:p text:style-name="P124"><text:tab/><text:tab/><text:span text:style-name="T540">Nome</text:span> <text:span text:style-name="T507">AS</text:span> <text:span text:style-name="T540">Produto</text:span>,</text:p>
      <text:p text:style-name="P124"><text:tab/><text:tab/><text:span text:style-name="T540">Fabricante</text:span>,</text:p>
      <text:p text:style-name="P124"><text:tab/><text:tab/><text:span text:style-name="T540">Quantidade</text:span>,</text:p>
      <text:p text:style-name="P124"><text:tab/><text:tab/><text:span text:style-name="T540">VlUnitario</text:span> <text:span text:style-name="T507">AS</text:span> [<text:span text:style-name="T540">ValorUnitário</text:span>],</text:p>
      <text:p text:style-name="P124"><text:tab/><text:tab/><text:span text:style-name="T540">Tipo</text:span></text:p>
      <text:p text:style-name="P124"><text:span text:style-name="T507">FROM</text:span> <text:span text:style-name="T540">Produtos</text:span></text:p>
      <text:p text:style-name="P124"><text:span text:style-name="T507">WHERE</text:span><text:span text:style-name="T540"> <text:s/>VlUnitario </text:span><text:span text:style-name="T355">&gt;</text:span><text:span text:style-name="T540"> 499.00</text:span>;<text:tab/><text:tab/><text:span text:style-name="T369">//uma cláusula WHERE para filtrar a consulta</text:span></text:p>
      <text:p text:style-name="P144"/>
      <text:p text:style-name="P44"><text:span text:style-name="Source_20_Text"><text:span text:style-name="T514">SELECT * FROM</text:span></text:span><text:span text:style-name="Source_20_Text"><text:span text:style-name="T539"> <text:s/></text:span></text:span><text:span text:style-name="Source_20_Text"><text:span text:style-name="T541">vwProdutos</text:span></text:span><text:span text:style-name="Source_20_Text"><text:span text:style-name="T538">;<text:tab/><text:tab/></text:span></text:span><text:span text:style-name="Source_20_Text"><text:span text:style-name="T387">//</text:span></text:span><text:span text:style-name="Source_20_Text"><text:span text:style-name="T390">apresenta a view</text:span></text:span><text:span text:style-name="Source_20_Text"><text:span text:style-name="T388">, note o comando SELECT!</text:span></text:span></text:p>
      <text:p text:style-name="P44"><text:span text:style-name="Source_20_Text"><text:span text:style-name="T514">DROP VIEW</text:span></text:span><text:span text:style-name="Source_20_Text"><text:span text:style-name="T388"> </text:span></text:span><text:span text:style-name="Source_20_Text"><text:span text:style-name="T541">vwProdutos</text:span></text:span><text:span text:style-name="Source_20_Text"><text:span text:style-name="T538">;<text:tab/><text:tab/><text:tab/></text:span></text:span><text:span text:style-name="Source_20_Text"><text:span text:style-name="T387">//</text:span></text:span><text:span text:style-name="Source_20_Text"><text:span text:style-name="T388">apaga a view</text:span></text:span></text:p>
      <text:p text:style-name="P60"><text:soft-page-break/></text:p>
      <text:list xml:id="list3334487417" text:style-name="L19">
        <text:list-item>
          <text:p text:style-name="P272"><text:span text:style-name="T281">Stored </text:span><text:span text:style-name="T282">P</text:span><text:span text:style-name="T281">rocedure</text:span><text:span text:style-name="T131">: são </text:span><text:span text:style-name="T143">procedimentos</text:span><text:span text:style-name="T131"> escrit</text:span><text:span text:style-name="T143">o</text:span><text:span text:style-name="T131">s em SQL, </text:span><text:span text:style-name="T144">que</text:span><text:span text:style-name="T131"> </text:span><text:span text:style-name="T172">não</text:span><text:span text:style-name="T165"> retorna</text:span><text:span text:style-name="T173">m</text:span><text:span text:style-name="T165"> valores</text:span><text:span text:style-name="T131"> para o usuário, el</text:span><text:span text:style-name="T143">e</text:span><text:span text:style-name="T131">s </text:span><text:span text:style-name="T179">ajudam na performance de consultas</text:span><text:span text:style-name="T131"> ao </text:span><text:span text:style-name="T145">BD porque são</text:span><text:span text:style-name="T131"> executad</text:span><text:span text:style-name="T143">o</text:span><text:span text:style-name="T145">s</text:span><text:span text:style-name="T131"> no </text:span><text:span text:style-name="T165">servidor</text:span><text:span text:style-name="T179">, torna</text:span><text:span text:style-name="T180">ndo</text:span><text:span text:style-name="T131"> </text:span><text:span text:style-name="T145">a </text:span><text:span text:style-name="T167">aplicação mais ágil</text:span><text:span text:style-name="T131"> </text:span><text:span text:style-name="T145">e </text:span><text:span text:style-name="T167">d</text:span><text:span text:style-name="T165">iminuindo o tráfego na rede.</text:span><text:span text:style-name="T179"> </text:span><text:span text:style-name="T181">São chamados pelo comando </text:span><text:span text:style-name="T303">CALL</text:span><text:span text:style-name="T187">. </text:span><text:span text:style-name="T190">E</text:span><text:span text:style-name="T181">xistem 3 tipos de parâmetros </text:span><text:span text:style-name="T182">em </text:span><text:span text:style-name="T170">PL/SQL</text:span><text:span text:style-name="T181"> para um procedure: </text:span><text:span text:style-name="Strong_20_Emphasis"><text:span text:style-name="T307">IN</text:span></text:span><text:span text:style-name="T181">, </text:span><text:span text:style-name="Strong_20_Emphasis"><text:span text:style-name="T307">OUT</text:span></text:span><text:span text:style-name="Strong_20_Emphasis"><text:span text:style-name="T181"> </text:span></text:span><text:span text:style-name="T181">e </text:span><text:span text:style-name="Strong_20_Emphasis"><text:span text:style-name="T307">IN</text:span></text:span><text:span text:style-name="Strong_20_Emphasis"><text:span text:style-name="T302"> </text:span></text:span><text:span text:style-name="Strong_20_Emphasis"><text:span text:style-name="T307">OUT</text:span></text:span><text:span text:style-name="T181">:</text:span></text:p>
        </text:list-item>
      </text:list>
      <text:p text:style-name="P221"><text:span text:style-name="Strong_20_Emphasis"><text:span text:style-name="T188"/></text:span></text:p>
      <text:list xml:id="list95306048697958" text:continue-numbering="true" text:style-name="L19">
        <text:list-item>
          <text:list>
            <text:list-item>
              <text:p text:style-name="P272"><text:span text:style-name="Strong_20_Emphasis"><text:span text:style-name="T188">Parâmetro </text:span></text:span><text:span text:style-name="Strong_20_Emphasis"><text:span text:style-name="T304">IN</text:span></text:span><text:span text:style-name="T187">: especifica que deve ser passado um valor para o parâmetro ao chamar o procedure que será executado. </text:span><text:span text:style-name="T192">(é</text:span><text:span text:style-name="T191"> o parâmetro padrão quando nenhum outro é especificado</text:span><text:span text:style-name="T192">)</text:span></text:p>
            </text:list-item>
            <text:list-item>
              <text:p text:style-name="P282"><text:span text:style-name="Strong_20_Emphasis"><text:span text:style-name="T188">Parâmetro </text:span></text:span><text:span text:style-name="Strong_20_Emphasis"><text:span text:style-name="T304">OUT</text:span></text:span><text:span text:style-name="Strong_20_Emphasis"><text:span text:style-name="T188">: </text:span></text:span><text:span text:style-name="T187">especifica que, ao chamar o procedure, o valor passado para o parâmetro será retornado durante a execução.</text:span></text:p>
            </text:list-item>
            <text:list-item>
              <text:p text:style-name="P282"><text:span text:style-name="Strong_20_Emphasis"><text:span text:style-name="T188">Parâmetro </text:span></text:span><text:span text:style-name="Strong_20_Emphasis"><text:span text:style-name="T304">IN OUT</text:span></text:span><text:span text:style-name="Strong_20_Emphasis"><text:span text:style-name="T188">: </text:span></text:span><text:span text:style-name="T187">especifica que o parâmetro deve receber um valor </text:span><text:span text:style-name="T191">e que um valor pode ser retornado pelo</text:span><text:span text:style-name="T187"> parâmetro.</text:span></text:p>
            </text:list-item>
          </text:list>
        </text:list-item>
      </text:list>
      <text:p text:style-name="P63"/>
      <text:p text:style-name="P215"><text:span text:style-name="T183">Ao utilizar o </text:span><text:span text:style-name="T305">DELIMITER</text:span><text:span text:style-name="T183">, você diz ao </text:span><text:span text:style-name="T184">M</text:span><text:span text:style-name="T183">y</text:span><text:span text:style-name="T184">SQL</text:span><text:span text:style-name="T183"> onde seu script tem início e onde encerra. Com isto, o </text:span><text:span text:style-name="T185">SGBD</text:span><text:span text:style-name="T183"> </text:span><text:span text:style-name="T184">entenderá</text:span><text:span text:style-name="T183"> que tudo que está entre os </text:span><text:span text:style-name="T305">$$</text:span><text:span text:style-name="T183"> deve ser executado, </text:span><text:span text:style-name="T186">impedindo que se encerre o comando no 1º ponto e vírgula.</text:span></text:p>
      <text:p text:style-name="P215"><text:span text:style-name="T186"><text:line-break/></text:span><text:span text:style-name="T187">Elementos </text:span><text:span text:style-name="Strong_20_Emphasis"><text:span text:style-name="T306">BEGIN</text:span></text:span><text:span text:style-name="Strong_20_Emphasis"><text:span text:style-name="T189"> </text:span></text:span><text:span text:style-name="T189">e </text:span><text:span text:style-name="Strong_20_Emphasis"><text:span text:style-name="T306">END</text:span></text:span><text:span text:style-name="Strong_20_Emphasis"><text:span text:style-name="T189"> </text:span></text:span><text:span text:style-name="T189">tem o objetivo de iniciar e finalizar um bloco de comandos</text:span></text:p>
      <text:p text:style-name="P74"/>
      <text:p text:style-name="P109"><text:span text:style-name="T369">#</text:span><text:span text:style-name="T375">cria </text:span><text:span text:style-name="T369">procedimento</text:span><text:span text:style-name="T375"> que retorna </text:span><text:span text:style-name="T369">os salários menores que o parâmetro</text:span><text:span text:style-name="T375"> `sal`</text:span></text:p>
      <text:p text:style-name="P110"><text:span text:style-name="T509">DELIMITER</text:span> <text:span text:style-name="T355">$$<text:tab/></text:span><text:span text:style-name="T369">//</text:span><text:span text:style-name="T375">indica início do script</text:span></text:p>
      <text:p text:style-name="P110"><text:span text:style-name="T509">CREATE</text:span> <text:span text:style-name="T509">PROCEDURE</text:span> <text:span text:style-name="T525">func_minimo</text:span> (<text:span text:style-name="T525">sal</text:span> <text:span text:style-name="T507">decimal</text:span>)</text:p>
      <text:p text:style-name="P111"><text:span text:style-name="T507">select</text:span> <text:span text:style-name="T507">count(</text:span><text:span text:style-name="T526">*</text:span><text:span text:style-name="T507">)</text:span> <text:span text:style-name="T507">from</text:span> <text:span text:style-name="T525">funcionarios</text:span> <text:span text:style-name="T507">where</text:span> <text:span text:style-name="T525">salario</text:span> &lt; <text:span text:style-name="T525">sal</text:span><text:span text:style-name="T355">;</text:span> <text:span text:style-name="T369">//</text:span><text:span text:style-name="T379">note que o (;) é aqui!</text:span></text:p>
      <text:p text:style-name="P111">$$<text:tab/><text:span text:style-name="T369">//indica fim do script</text:span></text:p>
      <text:p text:style-name="P111"><text:span text:style-name="T509">CALL</text:span> func_minimo(<text:span text:style-name="T525">10000</text:span>);<text:tab/><text:span text:style-name="T369">//chama </text:span><text:span text:style-name="T376">o procedimento</text:span></text:p>
      <text:p text:style-name="P140"/>
      <text:p text:style-name="P112"><text:span text:style-name="T376">#</text:span><text:span text:style-name="T369">cria procedimento que aumenta todos os salários</text:span></text:p>
      <text:p text:style-name="P113"><text:span text:style-name="T509">DELIMITER</text:span><text:span text:style-name="T369"> </text:span><text:span text:style-name="T355">$$</text:span></text:p>
      <text:p text:style-name="P113"><text:span text:style-name="T509">CREATE PROCEDURE</text:span> <text:span text:style-name="T525">aumento </text:span>()<text:span text:style-name="T525"> </text:span></text:p>
      <text:p text:style-name="P115"><text:span text:style-name="T507">update</text:span> <text:span text:style-name="T525">funcionarios</text:span> <text:span text:style-name="T507">set</text:span> <text:span text:style-name="T525">salario</text:span> = (<text:span text:style-name="T525">salario</text:span> * <text:span text:style-name="T525">1.1</text:span>) <text:span text:style-name="T507">where</text:span> <text:span text:style-name="T525">cod</text:span> &gt; <text:span text:style-name="T525">0</text:span><text:span text:style-name="T355">;</text:span> <text:span text:style-name="T375">//</text:span><text:span text:style-name="T379">note que o (;) é aqui!</text:span></text:p>
      <text:p text:style-name="P121">$$</text:p>
      <text:p text:style-name="P113"><text:span text:style-name="T509">CALL</text:span> <text:span text:style-name="T525">aumento()</text:span>;</text:p>
      <text:p text:style-name="P113"><text:span text:style-name="T509">DROP PROCEDURE</text:span> <text:span text:style-name="T525">aumento</text:span>();<text:tab/><text:span text:style-name="T369">//apaga procedimento</text:span></text:p>
      <text:p text:style-name="P119"><text:span text:style-name="T369">#cria </text:span><text:span text:style-name="T386">procedimento</text:span><text:span text:style-name="T369"> que verifica se o `sexo` é igual ao parâmetro especificado, </text:span><text:span text:style-name="T380">e </text:span><text:span text:style-name="T386">depois</text:span><text:span text:style-name="T380"> </text:span><text:span text:style-name="T369">retorna a quantidade de funcionários do sexo designado</text:span></text:p>
      <text:p text:style-name="P118"><text:span text:style-name="T507">DELIMITER</text:span> <text:span text:style-name="T507">$$</text:span></text:p>
      <text:p text:style-name="P118"><text:span text:style-name="T507">CREATE</text:span> <text:span text:style-name="T507">PROCEDURE</text:span> <text:span text:style-name="T525">num_sexo</text:span> (<text:span text:style-name="T525">p_sexo</text:span> char)</text:p>
      <text:p text:style-name="P135">BEGIN<text:tab/><text:span text:style-name="T381">//</text:span><text:span text:style-name="T382">inicio do bloco de condição</text:span></text:p>
      <text:p text:style-name="P118"><text:span text:style-name="T506">if</text:span> (<text:span text:style-name="T525">p_sexo</text:span> = ‘<text:span text:style-name="T525">M</text:span>’) <text:span text:style-name="T506">then</text:span></text:p>
      <text:p text:style-name="P118"><text:tab/><text:span text:style-name="T506">select</text:span> count(*) <text:span text:style-name="T506">from</text:span> <text:span text:style-name="T525">funcionarios</text:span> <text:span text:style-name="T506">where</text:span> <text:span text:style-name="T525">sexo</text:span> = ‘<text:span text:style-name="T525">M</text:span>’;</text:p>
      <text:p text:style-name="P118"><text:span text:style-name="T506">elseif</text:span> (<text:span text:style-name="T525">p_sexo</text:span> = ‘<text:span text:style-name="T525">F</text:span>’) <text:span text:style-name="T506">then</text:span></text:p>
      <text:p text:style-name="P118"><text:tab/><text:span text:style-name="T506">select</text:span> count(*) <text:span text:style-name="T506">from</text:span> <text:span text:style-name="T525">funcionarios</text:span> <text:span text:style-name="T506">where</text:span> <text:span text:style-name="T525">sexo</text:span> = ‘<text:span text:style-name="T525">F</text:span>’;</text:p>
      <text:p text:style-name="P118"><text:span text:style-name="T506">end</text:span> <text:span text:style-name="T506">if</text:span>;<text:tab/><text:span text:style-name="T380">//atenção ao ponto e vírgula!</text:span></text:p>
      <text:p text:style-name="P135">END<text:span text:style-name="T426"><text:tab/></text:span><text:span text:style-name="T381">//</text:span><text:span text:style-name="T382">fim do bloco de condição</text:span></text:p>
      <text:p text:style-name="P135">$$</text:p>
      <text:p text:style-name="P136">CALL <text:span text:style-name="T393">num_sexo(‘</text:span><text:span text:style-name="T525">M</text:span><text:span text:style-name="T393">’);<text:tab/></text:span><text:span text:style-name="T381">//</text:span><text:span text:style-name="T383">chama o procedimento</text:span></text:p>
      <text:p text:style-name="P145"/>
      <text:list xml:id="list1715878504" text:style-name="L20">
        <text:list-item>
          <text:p text:style-name="P266"><text:span text:style-name="T289">Functions</text:span><text:span text:style-name="T207">: semelhantes aos procedimentos, porém </text:span><text:span text:style-name="T218">sempre retornam valor</text:span><text:span text:style-name="T207"> e são chamadas pelo comando </text:span><text:span text:style-name="T313">SELECT</text:span><text:span text:style-name="T219">.</text:span></text:p>
        </text:list-item>
      </text:list>
      <text:p text:style-name="P75"/>
      <text:p text:style-name="P139">#cria função para retornar <text:span text:style-name="T530">o</text:span> salário <text:span text:style-name="T530">de um funcionário </text:span>espec<text:span text:style-name="T530">i</text:span>fic<text:span text:style-name="T530">ado</text:span></text:p>
      <text:p text:style-name="P114"><text:span text:style-name="T509">DELIMITER</text:span><text:span text:style-name="T369"> </text:span><text:span text:style-name="T355">$$ </text:span><text:span text:style-name="T378">//</text:span><text:span text:style-name="T375">indica início do script</text:span></text:p>
      <text:p text:style-name="P112"><text:span text:style-name="T509">CREATE FUNCTION</text:span> <text:span text:style-name="T528">salario</text:span><text:span text:style-name="T525"> </text:span>(<text:span text:style-name="T528">id</text:span><text:span text:style-name="T529"> </text:span><text:span text:style-name="T508">smallint</text:span>)<text:span text:style-name="T525"> </text:span><text:span text:style-name="T369">//</text:span><text:span text:style-name="T377">parâmetro `id`, do tipo smallsint</text:span></text:p>
      <text:p text:style-name="P109"><text:span text:style-name="T509">RETURNS</text:span> <text:span text:style-name="T507">decimal </text:span><text:span text:style-name="T362">(</text:span><text:span text:style-name="T527">6</text:span><text:span text:style-name="T362">,</text:span><text:span text:style-name="T527">2</text:span><text:span text:style-name="T362">) </text:span><text:span text:style-name="T371">//</text:span><text:span text:style-name="T372">returns com ‘s’, descreve o </text:span><text:span text:style-name="T373">tipo e formato</text:span><text:span text:style-name="T372"> do retorno</text:span></text:p>
      <text:p text:style-name="P134"><text:span text:style-name="T363">RETURN</text:span><text:span text:style-name="T355"> </text:span><text:span text:style-name="T416">(</text:span><text:span text:style-name="T355">select </text:span><text:span text:style-name="T525">salario </text:span><text:span text:style-name="T355">from </text:span><text:span text:style-name="T526">funcionario </text:span><text:span text:style-name="T355">where </text:span><text:span text:style-name="T526">cod </text:span><text:span text:style-name="T416">= </text:span><text:span text:style-name="T526">id</text:span><text:span text:style-name="T416">); </text:span><text:span text:style-name="T375">//</text:span><text:span text:style-name="T379">note o (;) é aqui!</text:span></text:p>
      <text:p text:style-name="P120">$$</text:p>
      <text:p text:style-name="P120"/>
      <text:p text:style-name="P116"><text:span text:style-name="T509">SELECT</text:span><text:span text:style-name="T507"> </text:span><text:span text:style-name="T526">salario</text:span>(<text:span text:style-name="T525">3</text:span>) <text:span text:style-name="T507">as </text:span><text:span text:style-name="T526">salário</text:span>;<text:span text:style-name="T369"><text:tab/>//chama a função </text:span><text:span text:style-name="T379">já com o apelido `salário`, </text:span><text:span text:style-name="T369">note </text:span><text:span text:style-name="T391">o</text:span><text:span text:style-name="T369"> </text:span><text:span text:style-name="T392">SELECT</text:span></text:p>
      <text:p text:style-name="P146"/>
      <text:p text:style-name="P141">#cria função que retorna a quantidade de funcionários com sexo especificado</text:p>
      <text:p text:style-name="P117"><text:span text:style-name="T507">DELIMITER</text:span> $$</text:p>
      <text:p text:style-name="P117"><text:span text:style-name="T507">CREATE</text:span> <text:span text:style-name="T507">FUNCTION</text:span> <text:span text:style-name="T525">func_sexo</text:span> (<text:span text:style-name="T525">sexo_p</text:span> <text:span text:style-name="T506">char</text:span>)</text:p>
      <text:p text:style-name="P117"><text:span text:style-name="T507">RETURNS</text:span> <text:span text:style-name="T506">int</text:span></text:p>
      <text:p text:style-name="P117"><text:span text:style-name="T507">RETURN</text:span> (SELECT count(*) <text:span text:style-name="T507">FROM</text:span> <text:span text:style-name="T525">funcionarios</text:span> <text:span text:style-name="T507">WHERE</text:span> <text:span text:style-name="T525">sexo</text:span> = (<text:span text:style-name="T525">sexo_</text:span>);</text:p>
      <text:p text:style-name="P117">$$</text:p>
      <text:p text:style-name="P117"><text:span text:style-name="T507">SELECT</text:span> <text:span text:style-name="T525">func_sexo</text:span>(‘<text:span text:style-name="T525">M</text:span>’);</text:p>
      <text:p text:style-name="P117"><text:span text:style-name="T507">DROP</text:span> <text:span text:style-name="T507">FUNCTION</text:span> <text:span text:style-name="T525">func_sexo</text:span>(); <text:span text:style-name="T369">//</text:span><text:span text:style-name="T379">apaga a função</text:span></text:p>
      <text:p text:style-name="P146"/>
      <text:p text:style-name="P129">Operadores <text:span text:style-name="T549">PL/SQL</text:span></text:p>
      <text:p text:style-name="P128"/>
      <text:p text:style-name="P147"/>
      <text:p text:style-name="P66"><draw:frame draw:style-name="fr2" draw:name="Figura9" text:anchor-type="paragraph" svg:x="2.053cm" svg:y="0.413cm" svg:width="6.985cm" svg:height="9.208cm" draw:z-index="8"><draw:image xlink:href="Pictures/10000000000001080000015CF4095D55E58EAF86.png" xlink:type="simple" xlink:show="embed" xlink:actuate="onLoad" draw:mime-type="image/png"/></draw:frame></text:p>
      <text:p text:style-name="P66"/>
      <text:p text:style-name="P66"/>
      <text:p text:style-name="P66">Cuidado pois o operador de concatenação é <text:span text:style-name="T487">||</text:span></text:p>
      <text:p text:style-name="P131"/>
      <text:p text:style-name="P65">Qualquer operação com NULL produz o resultado NULL. Exemplo: <text:span text:style-name="T557">12+4+null=NULL</text:span></text:p>
      <text:p text:style-name="P67">A ordem de precedência desses operadores, da maior prioridade para a menor, é:</text:p>
      <text:p text:style-name="P68"><text:span text:style-name="T560">1-</text:span>concatenação, <text:span text:style-name="T560">2-</text:span>aritméticos, <text:span text:style-name="T560">3-</text:span>comparação, <text:span text:style-name="T560">4-</text:span>lógicos</text:p>
      <text:p text:style-name="P68"/>
      <text:p text:style-name="P68"/>
      <text:p text:style-name="P64"/>
      <text:list xml:id="list840725999" text:style-name="L21">
        <text:list-item>
          <text:p text:style-name="P273"><text:span text:style-name="T291">Trigger</text:span><text:span text:style-name="T244"> é um procedimento que, </text:span><text:span text:style-name="T243">diferente dos stored procedures ou functions, ele não tem chamada pois</text:span><text:span text:style-name="T244"> </text:span><text:span text:style-name="T254">é chamad</text:span><text:span text:style-name="T255">o</text:span><text:span text:style-name="T254"> automaticamente</text:span><text:span text:style-name="T258"> </text:span><text:span text:style-name="T259">(</text:span><text:span text:style-name="T256">antes,</text:span><text:span text:style-name="T259"> </text:span><text:span text:style-name="T256">depois</text:span><text:span text:style-name="T259"> </text:span><text:span text:style-name="T260">ou </text:span><text:span text:style-name="T257">em vez de</text:span><text:span text:style-name="T259">)</text:span><text:span text:style-name="T244"> sempre que ocorre um </text:span><text:span text:style-name="T252">evento </text:span><text:span text:style-name="T253">DML</text:span><text:span text:style-name="T245">, como</text:span><text:span text:style-name="T244"> </text:span><text:span text:style-name="T254">alterações nas tabelas</text:span><text:span text:style-name="T244"> por meio de operações de inserção, exclusão e atualização de dados (insert, delete e update).</text:span></text:p>
        </text:list-item>
      </text:list>
      <text:list xml:id="list3951757160" text:style-name="L22">
        <text:list-item>
          <text:list>
            <text:list-item>
              <text:p text:style-name="P267"><text:span text:style-name="T165">Não é permitido</text:span><text:span text:style-name="T131"> iniciar ou finalizar </text:span><text:span text:style-name="T165">transações</text:span><text:span text:style-name="T131"> em meio </text:span><text:span text:style-name="T133">aos</text:span><text:span text:style-name="T131"> TRIGGERS.</text:span></text:p>
            </text:list-item>
            <text:list-item>
              <text:p text:style-name="P268"><text:span text:style-name="T165">N</text:span><text:span text:style-name="T171">ão é permitido</text:span><text:span text:style-name="T132"> mais de uma trigger por </text:span><text:span text:style-name="T146">c</text:span><text:span text:style-name="T132">ategoria:</text:span></text:p>
            </text:list-item>
          </text:list>
        </text:list-item>
      </text:list>
      <text:p text:style-name="P216"><text:span text:style-name="T132">(</text:span><text:span text:style-name="T296">AFTER</text:span><text:span text:style-name="T290">/</text:span><text:span text:style-name="T296">BEFORE</text:span><text:span text:style-name="T290">/</text:span><text:span text:style-name="T297">INSTEAD OF</text:span><text:span text:style-name="T132">: </text:span><text:span text:style-name="T296">INSERT</text:span><text:span text:style-name="T290">-</text:span><text:span text:style-name="T296">UPDATE</text:span><text:span text:style-name="T290">-</text:span><text:span text:style-name="T296">DELETE</text:span><text:span text:style-name="T132">) numa mesma tabela </text:span></text:p>
      <text:p text:style-name="P62"/>
      <text:p text:style-name="P227"><text:span text:style-name="T246">Os operadores </text:span><text:span text:style-name="T248">para triggers</text:span><text:span text:style-name="T246"> </text:span><text:span text:style-name="T323">:OLD</text:span><text:span text:style-name="T246"> e </text:span><text:span text:style-name="T323">:NEW</text:span><text:span text:style-name="T246"> possibilitam acessar os valores que serão enviados à próxima tabela, </text:span><text:span text:style-name="T248">mas</text:span><text:span text:style-name="T246"> existem restrições </text:span><text:span text:style-name="T248">quando </text:span><text:span text:style-name="T249">for </text:span><text:span text:style-name="T248">usar</text:span><text:span text:style-name="T247"> </text:span><text:span text:style-name="T248">os </text:span><text:span text:style-name="T247">comandos</text:span><text:span text:style-name="T246">:</text:span></text:p>
      <text:list xml:id="list2814840274" text:style-name="L23">
        <text:list-item>
          <text:p text:style-name="P274"><text:span text:style-name="T251">I</text:span><text:span text:style-name="T250">NSERT</text:span><text:span text:style-name="T242">: somente o operador </text:span><text:span text:style-name="T251">:NEW</text:span><text:span text:style-name="T242"> está disponível</text:span></text:p>
        </text:list-item>
        <text:list-item>
          <text:p text:style-name="P250"><text:span text:style-name="T115">DELETE</text:span><text:span text:style-name="T117">: somente o operador </text:span><text:span text:style-name="T116">:OLD</text:span><text:span text:style-name="T117"> está disponível</text:span></text:p>
        </text:list-item>
        <text:list-item>
          <text:p text:style-name="P239"><text:span text:style-name="T355">UPDATE</text:span>: tanto <text:span text:style-name="T366">:OLD</text:span> quanto <text:span text:style-name="T366">:NEW</text:span> estão disponíveis</text:p>
        </text:list-item>
      </text:list>
      <text:p text:style-name="P61"/>
      <text:p text:style-name="P142">#cria um trigger que, <text:span text:style-name="T468">antes</text:span><text:span text:style-name="T531"> de realizar um comando delete numa linha(for each row) da tabela `funcionarios`, </text:span>faz <text:span text:style-name="T531">uma cópia das colunas `nome´,`salario` e envia para a tabela `backup`</text:span> </text:p>
      <text:p text:style-name="P137"><text:soft-page-break/>DELIMITER $$</text:p>
      <text:p text:style-name="P122"><text:span text:style-name="T487">CREATE</text:span><text:span text:style-name="T485"> </text:span><text:span text:style-name="T487">TRIGGER</text:span> <text:span text:style-name="T525">faz_backup</text:span> <text:span text:style-name="T524">BEFORE</text:span> <text:span text:style-name="T506">delete</text:span> <text:span text:style-name="T507">ON</text:span> <text:span text:style-name="T525">funcionarios</text:span> <text:span text:style-name="T507">FOR EACH ROW</text:span></text:p>
      <text:p text:style-name="P137">BEGIN</text:p>
      <text:p text:style-name="P122"><text:span text:style-name="T506">insert</text:span> <text:span text:style-name="T506">into</text:span> <text:span text:style-name="T525">backup</text:span> (<text:span text:style-name="T525">nome</text:span>, <text:span text:style-name="T525">salario</text:span>) <text:span text:style-name="T506">values</text:span> (<text:span text:style-name="T507">OLD</text:span>.<text:span text:style-name="T525">name</text:span>, <text:span text:style-name="T507">OLD</text:span>.<text:span text:style-name="T525">salario</text:span>)</text:p>
      <text:p text:style-name="P137">END</text:p>
      <text:p text:style-name="P123">$$</text:p>
      <text:p text:style-name="P138">DROP TRIGGER <text:span text:style-name="T525">faz_backup</text:span><text:span text:style-name="T393">;<text:tab/> </text:span><text:span text:style-name="T381">//</text:span><text:span text:style-name="T384">apaga </text:span><text:span text:style-name="T385">o</text:span><text:span text:style-name="T384"> trigger</text:span></text:p>
      <text:p text:style-name="P143"/>
      <text:h text:style-name="P228" text:outline-level="1">Operadores de múltipla seleção</text:h>
      <text:p text:style-name="P143"/>
      <text:p text:style-name="P226"><text:span text:style-name="T563">É</text:span> possível combinar múltiplas queries usando os operadores:</text:p>
      <text:list xml:id="list2591068925" text:style-name="L24">
        <text:list-item>
          <text:p text:style-name="P276"><text:span text:style-name="T315">union</text:span><text:span text:style-name="T564">: </text:span><text:span text:style-name="T565">combina os resultados de 2 queries </text:span><text:span text:style-name="T566">e</text:span><text:span text:style-name="T565"> retorna apenas linhas </text:span><text:span text:style-name="T569">distintas. Nesta</text:span><text:span text:style-name="T565"> declaração você deve corresponder ao tipo de dados (usando a função TO_CHAR) quando as colunas não existem em uma ou outra tabela. Exemplo:</text:span></text:p>
          <text:p text:style-name="P278"><draw:frame draw:style-name="fr1" draw:name="Figura12" text:anchor-type="as-char" svg:width="13.813cm" svg:height="10.172cm" draw:z-index="11"><draw:image xlink:href="Pictures/10000001000002080000017F9A15685D8A3EFF22.png" xlink:type="simple" xlink:show="embed" xlink:actuate="onLoad" draw:mime-type="image/png"/></draw:frame></text:p>
        </text:list-item>
        <text:list-item>
          <text:p text:style-name="P277"><text:span text:style-name="T315">union all</text:span><text:span text:style-name="T564">: retorna todas as linhas </text:span><text:span text:style-name="T566">do resultado mas</text:span><text:span text:style-name="T564"> </text:span><text:span text:style-name="T567">não elimina as linhas duplicadas</text:span></text:p>
        </text:list-item>
        <text:list-item>
          <text:p text:style-name="P277"><text:span text:style-name="T315">intersect</text:span><text:span text:style-name="T564">: </text:span><text:span text:style-name="T566">apresenta apenas as </text:span><text:span text:style-name="T568">linhas em comum</text:span><text:span text:style-name="T566">, retornadas por ambas as consultas</text:span></text:p>
        </text:list-item>
        <text:list-item>
          <text:p text:style-name="P275"><text:span text:style-name="T315">minus</text:span><text:span text:style-name="T217">: </text:span><text:span text:style-name="T564">retorna apenas </text:span><text:span text:style-name="T567">linhas exclusivas</text:span><text:span text:style-name="T564">, retornadas pela </text:span><text:span text:style-name="T567">primeira</text:span><text:span text:style-name="T564"> consulta mas não pela segunda</text:span></text:p>
        </text:list-item>
        <text:list-item>
          <text:p text:style-name="P279"><text:span text:style-name="T312">corresponding by</text:span><text:span text:style-name="T570">: </text:span><text:span text:style-name="T261">Sobrepõe colunas que têm o mesmo nome em ambas as tabelas. </text:span></text:p>
          <text:p text:style-name="P279"><text:span text:style-name="T262">(por exemplo: uma coluna id, comum em ambas as consultas, se relacionará com campos de diferentes tabelas como telefone e email)</text:span><text:span text:style-name="T417"> </text:span></text:p>
        </text:list-item>
      </text:list>
      <text:p text:style-name="P133">RESUMO</text:p>
      <text:p text:style-name="P76"/>
      <text:list xml:id="list791939678" text:style-name="L25">
        <text:list-item>
          <text:p text:style-name="P241">DQL</text:p>
        </text:list-item>
      </text:list>
      <text:p text:style-name="P84"/>
      <text:p text:style-name="P86">SELECT <text:span text:style-name="T429">coluna</text:span><text:span text:style-name="T455">1, coluna2...</text:span><text:span text:style-name="T495"> </text:span><text:span text:style-name="T518">FROM</text:span><text:span text:style-name="T495"> </text:span><text:span text:style-name="T429">tab</text:span><text:span text:style-name="T443">ela</text:span></text:p>
      <text:p text:style-name="P95"><text:span text:style-name="T432">tabela_</text:span><text:span text:style-name="T457">X</text:span><text:span text:style-name="T432"> </text:span><text:span text:style-name="T481">INNER JOIN</text:span><text:span text:style-name="T432"> tabela_</text:span><text:span text:style-name="T457">Y</text:span><text:span text:style-name="T432"> </text:span><text:span text:style-name="T520">ON </text:span><text:span text:style-name="T572">X.id</text:span><text:span text:style-name="T432"> = </text:span><text:span text:style-name="T457">Y.id</text:span><text:span text:style-name="T432"> <text:tab/>→<text:tab/></text:span><text:span text:style-name="T451">faz a </text:span><text:span text:style-name="T432">junção entre tabelas, </text:span><text:span text:style-name="T448">a cláusula </text:span><text:span text:style-name="T523">ON</text:span><text:span text:style-name="T448"> faz a ligação entre a chave primária e a chave estrangeira</text:span></text:p>
      <text:p text:style-name="P85"><text:span text:style-name="T573">NATURAL JOIN: </text:span><text:span text:style-name="T458">não retorna campos com nomes repetidos (FKs)</text:span></text:p>
      <text:p text:style-name="P85">LEFT OUTER JOIN</text:p>
      <text:p text:style-name="P95"><text:span text:style-name="T498">RIGHT OUTER JOIN</text:span><text:span text:style-name="T432">: junta e mostra todos os dados da tabela à direita</text:span></text:p>
      <text:p text:style-name="P87">UNION</text:p>
      <text:p text:style-name="P87">UNION ALL</text:p>
      <text:p text:style-name="P87">INTERSECT</text:p>
      <text:p text:style-name="P87">MINUS</text:p>
      <text:p text:style-name="P87">CORRESPONDING BY</text:p>
      <text:p text:style-name="P107"/>
      <text:p text:style-name="P77"/>
      <text:list xml:id="list3857438643" text:style-name="L26">
        <text:list-item>
          <text:p text:style-name="P242">DDL</text:p>
        </text:list-item>
      </text:list>
      <text:p text:style-name="P78"/>
      <text:p text:style-name="P78">CREATE DATABASE</text:p>
      <text:p text:style-name="P82">CREATE TABLE <text:span text:style-name="T438">tabela</text:span><text:span text:style-name="T501"> (</text:span><text:span text:style-name="T429">coluna</text:span><text:span text:style-name="T455">1, coluna2...</text:span><text:span text:style-name="T501">)</text:span></text:p>
      <text:p text:style-name="P78"><text:span text:style-name="T545">CREATE INDEX </text:span><text:span text:style-name="T444">nome_indice</text:span><text:span text:style-name="T545"> </text:span><text:span text:style-name="T516">ON</text:span><text:span text:style-name="T545"> </text:span><text:span text:style-name="T444">tabela(coluna)</text:span></text:p>
      <text:p text:style-name="P223"><text:span text:style-name="T223">CREATE VIEW </text:span><text:span text:style-name="T308">AS </text:span><text:span text:style-name="T226">SELECT </text:span><text:span text:style-name="T239">coluna</text:span><text:span text:style-name="T240">1, coluna2</text:span><text:span text:style-name="T227"> </text:span><text:span text:style-name="T310">FROM</text:span><text:span text:style-name="T227"> </text:span><text:span text:style-name="T239">tab</text:span><text:span text:style-name="T241">ela</text:span></text:p>
      <text:p text:style-name="P80">DROP DATABASE</text:p>
      <text:p text:style-name="P78">DROP TABLE</text:p>
      <text:p text:style-name="P97">DROP VIEW</text:p>
      <text:p text:style-name="P98">DROP INDEX</text:p>
      <text:p text:style-name="P98"><text:span text:style-name="T561">TRUNCATE: </text:span><text:span text:style-name="T433">exclui tod</text:span><text:span text:style-name="T445">os os registros</text:span><text:span text:style-name="T435">, </text:span><text:span text:style-name="T446">mas </text:span><text:span text:style-name="T477">mantém</text:span><text:span text:style-name="T446"> a estrutura da</text:span><text:span text:style-name="T435"> </text:span><text:span text:style-name="T534">tabela</text:span></text:p>
      <text:p text:style-name="P83">ALTER TABLE <text:span text:style-name="T429">tabela</text:span><text:span text:style-name="T495"> </text:span><text:span text:style-name="T429">[</text:span><text:span text:style-name="T495">ADD, DROP, MODIFY, CHANGE, RENAME </text:span><text:span text:style-name="T518">TO</text:span><text:span text:style-name="T429">]</text:span></text:p>
      <text:p text:style-name="P96"><text:span text:style-name="T498">ADD FOREIGN KEY</text:span><text:span text:style-name="T432"> (coluna) </text:span><text:span text:style-name="T520">REFERENCES</text:span><text:span text:style-name="T432"> outra_tabela(coluna): insere FK</text:span></text:p>
      <text:p text:style-name="P81"><text:span text:style-name="T499">RENAME</text:span><text:span text:style-name="T434"> </text:span><text:span text:style-name="T499">TABLE</text:span><text:span text:style-name="T434"> tabela </text:span><text:span text:style-name="T517">TO</text:span><text:span text:style-name="T434"> </text:span><text:span text:style-name="T548">banco.</text:span><text:span text:style-name="T434">outra_tabela <text:line-break/></text:span><text:span text:style-name="T455">(</text:span><text:span text:style-name="T450">permite</text:span><text:span text:style-name="T434"> até transferir </text:span><text:span text:style-name="T450">uma</text:span><text:span text:style-name="T434"> tabela para outro BD</text:span><text:span text:style-name="T455">)</text:span></text:p>
      <text:p text:style-name="P78"/>
      <text:list xml:id="list1351484492" text:style-name="L27">
        <text:list-item>
          <text:p text:style-name="P243">DML</text:p>
        </text:list-item>
      </text:list>
      <text:p text:style-name="P78"/>
      <text:p text:style-name="P108"><text:span text:style-name="T367">INSERT </text:span><text:span text:style-name="T512">INTO</text:span><text:span text:style-name="T367"> </text:span><text:span text:style-name="T461">tabela</text:span><text:span text:style-name="T462"> </text:span><text:span text:style-name="T368">(</text:span><text:span text:style-name="T562">coluna1, coluna2...</text:span><text:span text:style-name="T368">) VALUES(</text:span><text:span text:style-name="T462">‘</text:span><text:span text:style-name="T463">x’,’y’</text:span><text:span text:style-name="T368">)</text:span></text:p>
      <text:p text:style-name="P78">UPDATE <text:span text:style-name="T430">tabela</text:span><text:span text:style-name="T496"> </text:span><text:span text:style-name="T519">SET</text:span><text:span text:style-name="T496"> </text:span><text:span text:style-name="T430">coluna </text:span><text:span text:style-name="T456">= ‘valor’ WHERE…<text:tab/>LIMIT 1</text:span></text:p>
      <text:p text:style-name="P218"><text:span text:style-name="T208">DELETE </text:span><text:span text:style-name="T314">FROM</text:span><text:span text:style-name="T353"> </text:span><text:span text:style-name="T215">tabela</text:span><text:span text:style-name="T214"> WHERE </text:span><text:span text:style-name="T216">coluna </text:span><text:span text:style-name="T214">= 'José </text:span><text:span text:style-name="T216">da Silva</text:span><text:span text:style-name="T214">' </text:span><text:span text:style-name="T216">LIMIT 1</text:span><text:span text:style-name="T214"><text:line-break/></text:span><text:span text:style-name="T216">(</text:span><text:span text:style-name="T211">remove as tuplas uma de cada vez </text:span><text:span text:style-name="T213">devido ao safe-mode</text:span><text:span text:style-name="T212">)</text:span></text:p>
      <text:p text:style-name="P106"><text:tab/></text:p>
      <text:p text:style-name="P79"><text:span text:style-name="T436">E sua subcategoria </text:span><text:span text:style-name="T500">COMANDOS </text:span><text:span text:style-name="T486">DCL</text:span><text:span text:style-name="T436"><text:tab/><text:tab/></text:span></text:p>
      <text:p text:style-name="P224"><text:span text:style-name="T221">GRANT </text:span><text:span text:style-name="T234">comando</text:span><text:span text:style-name="T224"> </text:span><text:span text:style-name="T309">ON</text:span><text:span text:style-name="T224"> </text:span><text:span text:style-name="T234">banco.tabela</text:span><text:span text:style-name="T224"> </text:span><text:span text:style-name="T343">TO</text:span><text:span text:style-name="T225"> </text:span><text:span text:style-name="T234">usuario@</text:span><text:span text:style-name="T221">: </text:span><text:span text:style-name="T228">permit</text:span><text:span text:style-name="T235">e</text:span><text:span text:style-name="T228">/</text:span><text:span text:style-name="T236">atribui privilégios </text:span></text:p>
      <text:p text:style-name="P225"><text:span text:style-name="T221">REVOKE </text:span><text:span text:style-name="T234">comando </text:span><text:span text:style-name="T309">ON</text:span><text:span text:style-name="T224"> </text:span><text:span text:style-name="T234">banco.tabela</text:span><text:span text:style-name="T224"> </text:span><text:span text:style-name="T343">FROM</text:span><text:span text:style-name="T225"> </text:span><text:span text:style-name="T234">usuario@</text:span><text:span text:style-name="T221">: </text:span><text:span text:style-name="T228">cancelar permissões previamente concedidas ou negadas.<text:tab/></text:span></text:p>
      <text:p text:style-name="P225"><text:span text:style-name="T223">CREATE USER </text:span><text:span text:style-name="T237">usuario@</text:span><text:span text:style-name="T311"> </text:span><text:span text:style-name="T308">IDENTIFIED BY</text:span><text:span text:style-name="T223"> </text:span><text:span text:style-name="T237">‘</text:span><text:span text:style-name="T234">123’</text:span></text:p>
      <text:p text:style-name="P99">DROP USER</text:p>
      <text:p text:style-name="P102"/>
      <text:list xml:id="list727525960" text:style-name="L28">
        <text:list-item>
          <text:p text:style-name="P244">TCL</text:p>
        </text:list-item>
      </text:list>
      <text:p text:style-name="P88"/>
      <text:p text:style-name="P89">COMMIT<text:span text:style-name="T426">: </text:span><text:span text:style-name="T443">transfere, </text:span><text:span text:style-name="T426">confirma a transação, salva o trabalho feito </text:span></text:p>
      <text:p text:style-name="P101"><text:span text:style-name="T355">ROLLBACK</text:span>: desistência da transação, <text:span text:style-name="T466">restaura</text:span> banco de dados ao original desde o último COMMIT </text:p>
      <text:p text:style-name="P101"><text:span text:style-name="T355">SAVEPOINT</text:span>: identificar um ponto em uma transação para efetuar um ROLLBACK mais tarde</text:p>
      <text:p text:style-name="P88"/>
      <text:list xml:id="list2170253213" text:style-name="L29">
        <text:list-item>
          <text:p text:style-name="P269"><text:span text:style-name="T285">O</text:span><text:span text:style-name="T286">UTROS</text:span><text:span text:style-name="T209"> </text:span><text:span text:style-name="T210">COMANDOS</text:span><text:span text:style-name="T209">:</text:span></text:p>
        </text:list-item>
      </text:list>
      <text:p text:style-name="P90"/>
      <text:p text:style-name="P90">USE: <text:span text:style-name="T426">abre o BD</text:span></text:p>
      <text:p text:style-name="P90">DESCRIBE: <text:span text:style-name="T426">descreve a </text:span><text:span text:style-name="T472">estrutura</text:span><text:span text:style-name="T426"> da tabela (também pode ser DESC</text:span>)</text:p>
      <text:p text:style-name="P90">SHOW TABLES: <text:span text:style-name="T426">mostra as tabelas do Banco de Dados aberto</text:span></text:p>
      <text:p text:style-name="P90">SHOW TABLE STATUS: <text:span text:style-name="T431">dentre outras informações, mostra a Collation</text:span></text:p>
      <text:p text:style-name="P94"><text:span text:style-name="T497">SHOW DATABASES:</text:span><text:span text:style-name="T431"> mostra os bancos de dados existentes</text:span></text:p>
      <text:p text:style-name="P105"><text:span text:style-name="T355">SHOW ENGINES</text:span>: Apresenta breves comentários sobre os motores de armazenamentos disponíveis</text:p>
      <text:list xml:id="list95306703330339" text:continue-numbering="true" text:style-name="L29">
        <text:list-item>
          <text:p text:style-name="P240"><text:span text:style-name="T489">CONSTRAINTS</text:span><text:span text:style-name="T546">:<text:line-break/></text:span></text:p>
        </text:list-item>
      </text:list>
      <text:p text:style-name="P90">CHARACTER SET: <text:span text:style-name="T426">charset que declara a codificação padrão</text:span></text:p>
      <text:p text:style-name="P90">COLLATE: <text:span text:style-name="T426">definição dos caracteres como CI, CS, AI, AS</text:span></text:p>
      <text:p text:style-name="P127"><text:span text:style-name="T412">create table</text:span><text:span text:style-name="T414"> IF NOT EXISTS:</text:span><text:span text:style-name="T412"> <text:s/></text:span><text:span text:style-name="T415">é uma constraint de segurança, ela </text:span><text:span text:style-name="T412">impede sobrescrever </text:span><text:span text:style-name="T415">uma</text:span><text:span text:style-name="T412"> tabela já existente</text:span></text:p>
      <text:p text:style-name="P126"><text:span text:style-name="T414">U</text:span><text:span text:style-name="T413">NIQUE</text:span><text:span text:style-name="T394">: não permite valores duplicados na tabela</text:span></text:p>
      <text:p text:style-name="P126"><text:span text:style-name="T413">DEFAULT</text:span><text:span text:style-name="T394">: define valor padrão</text:span></text:p>
      <text:p text:style-name="P126"><text:span text:style-name="T413">NOT NULL</text:span><text:span text:style-name="T394">: não permite ausência de valor</text:span></text:p>
      <text:p text:style-name="P126"><text:span text:style-name="T413">PRIMARY KEY(</text:span><text:span text:style-name="T394">coluna</text:span><text:span text:style-name="T413">)</text:span><text:span text:style-name="T394">: declara chave primária</text:span></text:p>
      <text:p text:style-name="P90">UNSIGNED: <text:span text:style-name="T426">sem sinal, não permit</text:span><text:span text:style-name="T453">e</text:span><text:span text:style-name="T426"> números negativos</text:span></text:p>
      <text:p text:style-name="P90"><text:span text:style-name="T496">WHERE: </text:span><text:span text:style-name="T430">é um filtro, restringe</text:span><text:span text:style-name="T437"> os comandos </text:span><text:span text:style-name="T450">DML</text:span></text:p>
      <text:p text:style-name="P91">LIMIT<text:span text:style-name="T426">: usado para aumentar a segurança, limitando número de execuções</text:span></text:p>
      <text:p text:style-name="P91">ORDER BY DESC<text:span text:style-name="T426"> ou </text:span>ASC<text:span text:style-name="T426">: faz ordenação ascendente ou descendente</text:span></text:p>
      <text:p text:style-name="P92"><text:span text:style-name="T497">BETWEEN ‘</text:span><text:span text:style-name="T431">y’</text:span><text:span text:style-name="T497"> </text:span><text:span text:style-name="T574">AND</text:span><text:span text:style-name="T497"> ‘</text:span><text:span text:style-name="T431">x’</text:span><text:span text:style-name="T497">:</text:span><text:span text:style-name="T431"> </text:span><text:span text:style-name="T437">seleciona dados em um </text:span><text:span text:style-name="T474">intervalo</text:span><text:span text:style-name="T437"> de valores</text:span></text:p>
      <text:p text:style-name="P92"><text:span text:style-name="T497">IN </text:span><text:span text:style-name="T522">( , )</text:span><text:span text:style-name="T431">: </text:span><text:span text:style-name="T475">somente</text:span><text:span text:style-name="T431"> os campos </text:span><text:span text:style-name="T475">declarados</text:span><text:span text:style-name="T431"> entre parênteses</text:span></text:p>
      <text:p text:style-name="P91"><text:span text:style-name="T459">WHERE</text:span><text:span text:style-name="T575"> </text:span>LIKE<text:span text:style-name="T426">: detecta semelhanças, junto de seus operadores ‘</text:span><text:span text:style-name="T506">%’</text:span><text:span text:style-name="T426"> e ‘</text:span><text:span text:style-name="T506">_’</text:span></text:p>
      <text:p text:style-name="P100"><text:span text:style-name="T460">WHERE</text:span><text:span text:style-name="T576"> </text:span>NOT LIKE<text:span text:style-name="T506"> ‘</text:span><text:span text:style-name="T430">%a%’:</text:span><text:span text:style-name="T506"> </text:span><text:span text:style-name="T430">filtram </text:span><text:span text:style-name="T460">os </text:span><text:span text:style-name="T430">registro</text:span><text:span text:style-name="T460">s</text:span><text:span text:style-name="T430"> que não tenham a letra ‘a’ em posição alguma</text:span></text:p>
      <text:p text:style-name="P91"><text:span text:style-name="T459">SELECT</text:span><text:span text:style-name="T547"> </text:span>DISTINCT<text:span text:style-name="T426">: </text:span><text:span text:style-name="T431">considera apenas a 1º ocorrência de </text:span><text:span text:style-name="T447">um conjunto de diferentes/</text:span><text:span text:style-name="T473">distintos</text:span><text:span text:style-name="T447"> itens repetidos como, por exemplo, nacionalidade</text:span><text:span text:style-name="T450">s</text:span></text:p>
      <text:p text:style-name="P91"><text:span text:style-name="T497">GROUP BY</text:span><text:span text:style-name="T431">: faz agrupamento das ocorrências, diferente do DISTINCT</text:span></text:p>
      <text:p text:style-name="P91"><text:span text:style-name="T497">HAVING</text:span><text:span text:style-name="T431">: é um filtro do GROUP BY</text:span></text:p>
      <text:p text:style-name="P93"><text:span text:style-name="T498">AS</text:span><text:span text:style-name="T432">: cria </text:span><text:span text:style-name="T457">uma View ou </text:span><text:span text:style-name="T432">um alias, um apelido </text:span><text:span text:style-name="T452">(</text:span><text:span text:style-name="T449">essa cláusula </text:span><text:span text:style-name="T452">pode</text:span><text:span text:style-name="T449"> ser omitida)</text:span></text:p>
      <text:p text:style-name="P93"><text:span text:style-name="T504">CALL</text:span><text:span text:style-name="T439">: chama </text:span><text:span text:style-name="T453">um</text:span><text:span text:style-name="T439"> procedimento – </text:span><text:span text:style-name="T440">a chamada de uma função é </text:span><text:span text:style-name="T529">SELECT</text:span></text:p>
      <text:p text:style-name="P93"><text:span text:style-name="T535">AFTER </text:span><text:span text:style-name="T441">ou</text:span><text:span text:style-name="T535"> BEFORE: </text:span><text:span text:style-name="T441">determina o momento no evento que um trigger dispara</text:span></text:p>
      <text:p text:style-name="P93"><text:span text:style-name="T535">:OLD</text:span><text:span text:style-name="T441"> ou :</text:span><text:span text:style-name="T535">NEW: </text:span><text:span text:style-name="T442">são operadores que auxiliam na criação de um trigger</text:span></text:p>
      <text:p text:style-name="P103"><text:tab/></text:p>
      <text:p text:style-name="P104">Normalização de banco de dados</text:p>
      <text:p text:style-name="P104">https://pt.stackoverflow.com/questions/151323/o-que-%c3%a9-normaliza%c3%a7%c3%a3o-de-banco-de-da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2-11-29T09:53:04.584000000</dc:date>
    <meta:editing-duration>P2DT2H11M11S</meta:editing-duration>
    <meta:editing-cycles>74</meta:editing-cycles>
    <meta:document-statistic meta:table-count="0" meta:image-count="12" meta:object-count="0" meta:page-count="23" meta:paragraph-count="345" meta:word-count="4572" meta:character-count="28540" meta:non-whitespace-character-count="24268"/>
  </office:meta>
</office:document-meta>
</file>